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c6c2d" officeooo:paragraph-rsid="000c6c2d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7bed" officeooo:paragraph-rsid="000d7be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d7bed" officeooo:paragraph-rsid="000d7bed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00c2f" officeooo:paragraph-rsid="00100c2f"/>
    </style:style>
    <style:style style:name="T1" style:family="text">
      <style:text-properties officeooo:rsid="00100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segment tree with lazy propagation</text:p>
      <text:p text:style-name="P1"/>
      <text:p text:style-name="P1">struct Tr{ </text:p>
      <text:p text:style-name="P1"><text:s text:c="2"/>vector&lt;ll&gt; tree; </text:p>
      <text:p text:style-name="P1"><text:s text:c="2"/>vector&lt;ll&gt; arr; </text:p>
      <text:p text:style-name="P1"><text:s text:c="2"/>vector&lt;ll&gt; lazy; </text:p>
      <text:p text:style-name="P1"><text:s text:c="2"/>int n; </text:p>
      <text:p text:style-name="P1"><text:s text:c="2"/>Tr(vector&lt;ll&gt; _arr){ </text:p>
      <text:p text:style-name="P1"><text:s text:c="4"/>arr = _arr; </text:p>
      <text:p text:style-name="P1"><text:s text:c="4"/>n = arr.size(); </text:p>
      <text:p text:style-name="P1"><text:s text:c="4"/>lazy.resize(4 * n); </text:p>
      <text:p text:style-name="P1"><text:s text:c="4"/>tree.resize(4 * n); </text:p>
      <text:p text:style-name="P1"><text:s text:c="4"/>build(1, 0, n - 1); </text:p>
      <text:p text:style-name="P1"><text:s text:c="2"/>} </text:p>
      <text:p text:style-name="P1"/>
      <text:p text:style-name="P1"><text:s text:c="2"/>void build(int in, int l, int r){ </text:p>
      <text:p text:style-name="P1"><text:s text:c="4"/>if(l == r){ </text:p>
      <text:p text:style-name="P1"><text:s text:c="6"/>tree[in] = arr[l]; </text:p>
      <text:p text:style-name="P1"><text:s text:c="6"/>return; </text:p>
      <text:p text:style-name="P1"><text:s text:c="4"/>} </text:p>
      <text:p text:style-name="P1"><text:s text:c="4"/>int mid = (l + r) / 2; </text:p>
      <text:p text:style-name="P1"><text:s text:c="4"/>build(2 * in, l, mid); </text:p>
      <text:p text:style-name="P1"><text:s text:c="4"/>build(2 * in + 1, mid + 1, r); </text:p>
      <text:p text:style-name="P1"><text:s text:c="4"/>tree[in] = tree[in * 2] + tree[in * 2 + 1]; </text:p>
      <text:p text:style-name="P1"><text:s text:c="2"/>} </text:p>
      <text:p text:style-name="P1"><text:s text:c="2"/>void pushdown(int in, int l, int r){ </text:p>
      <text:p text:style-name="P1"><text:s text:c="4"/>tree[in] += lazy[in] * (r - l + 1); </text:p>
      <text:p text:style-name="P1"><text:s text:c="4"/>if(l != r){ </text:p>
      <text:p text:style-name="P1"><text:s text:c="6"/>lazy[2 * in] += lazy[in]; </text:p>
      <text:p text:style-name="P1"><text:s text:c="6"/>lazy[2 * in + 1] += lazy[in]; </text:p>
      <text:p text:style-name="P1"><text:s text:c="4"/>} </text:p>
      <text:p text:style-name="P1"><text:s text:c="4"/>lazy[in] = 0; </text:p>
      <text:p text:style-name="P1"><text:s text:c="2"/>} </text:p>
      <text:p text:style-name="P1"><text:s text:c="2"/>void update(int in, ll v){ </text:p>
      <text:p text:style-name="P1"><text:s text:c="4"/>update(1, 0, n - 1, in, v); </text:p>
      <text:p text:style-name="P1"><text:s text:c="2"/>} </text:p>
      <text:p text:style-name="P1"><text:s text:c="2"/>void update(int in, int l, int r, int i, ll v){ </text:p>
      <text:p text:style-name="P1"><text:s text:c="4"/>pushdown(in, l, r); </text:p>
      <text:p text:style-name="P1"><text:s text:c="4"/>if(l &gt; i || <text:s/>r &lt; i)return; </text:p>
      <text:p text:style-name="P1"><text:s text:c="4"/>if(l == r){ </text:p>
      <text:p text:style-name="P1"><text:s text:c="6"/>tree[in] += v; </text:p>
      <text:p text:style-name="P1"><text:s text:c="6"/>return; </text:p>
      <text:p text:style-name="P1"><text:s text:c="4"/>} </text:p>
      <text:p text:style-name="P1"><text:s text:c="4"/>int mid = (l + r) / 2; </text:p>
      <text:p text:style-name="P1"><text:s text:c="4"/>update(2 * in, l, mid, i, v); </text:p>
      <text:p text:style-name="P1"><text:s text:c="4"/>update(2 * in + 1, mid + 1, r, i, v); </text:p>
      <text:p text:style-name="P1"><text:s text:c="4"/>tree[in] = tree[in * 2] + tree[in * 2 + 1]; </text:p>
      <text:p text:style-name="P1"><text:s text:c="2"/>} </text:p>
      <text:p text:style-name="P1"><text:s text:c="2"/>ll get(int s, int e){ </text:p>
      <text:p text:style-name="P1"><text:s text:c="4"/>return get(1, 0, n - 1, s, e); </text:p>
      <text:p text:style-name="P1"><text:s text:c="2"/>} </text:p>
      <text:p text:style-name="P1"><text:s text:c="2"/>ll get(int in, int l, int r, int s, int e){ </text:p>
      <text:p text:style-name="P1"><text:s text:c="4"/>pushdown(in, l, r); </text:p>
      <text:p text:style-name="P1"><text:s text:c="4"/>if(l &gt; e || r &lt; s)return 0; </text:p>
      <text:p text:style-name="P1"><text:s text:c="4"/>if(l &gt;= s &amp;&amp; r &lt;= e){ </text:p>
      <text:p text:style-name="P1"><text:s text:c="6"/>return tree[in]; </text:p>
      <text:p text:style-name="P1"><text:s text:c="4"/>} </text:p>
      <text:p text:style-name="P1"><text:s text:c="4"/>int mid = (l + r) / 2; </text:p>
      <text:p text:style-name="P1"><text:s text:c="4"/>ll le, ri; </text:p>
      <text:p text:style-name="P1"><text:s text:c="4"/>le = get(2 * in, l, mid, s, e); </text:p>
      <text:p text:style-name="P1"><text:s text:c="4"/>ri = get(2 * in + 1, mid + 1, r, s, e); </text:p>
      <text:p text:style-name="P1"><text:s text:c="4"/>return le + ri; </text:p>
      <text:p text:style-name="P1"><text:s text:c="2"/>} </text:p>
      <text:p text:style-name="P1"><text:s text:c="2"/>void add(int s, int e, ll v){ </text:p>
      <text:p text:style-name="P1"><text:s text:c="4"/>add(1, 0, n - 1, s, e, v); </text:p>
      <text:p text:style-name="P1"><text:s text:c="2"/>} </text:p>
      <text:p text:style-name="P1"><text:s text:c="2"/>void add(int in, int l, int r, int s, int e, ll v){ </text:p>
      <text:p text:style-name="P1"><text:s text:c="4"/>pushdown(in, l, r); </text:p>
      <text:p text:style-name="P1"><text:s text:c="4"/>if(l &gt; e || r &lt; s)return; </text:p>
      <text:p text:style-name="P1"><text:s text:c="4"/>if(l &gt;= s &amp;&amp; r &lt;= e){ </text:p>
      <text:p text:style-name="P1"><text:s text:c="6"/>lazy[in] += v; </text:p>
      <text:p text:style-name="P1"><text:s text:c="6"/>pushdown(in, l, r); </text:p>
      <text:p text:style-name="P1"><text:s text:c="6"/>return; </text:p>
      <text:p text:style-name="P1"><text:s text:c="4"/>} </text:p>
      <text:p text:style-name="P1"><text:s text:c="4"/>int mid = (l + r) / 2; </text:p>
      <text:p text:style-name="P1"><text:s text:c="4"/>add(2 * in, l, mid, s, e, v); </text:p>
      <text:p text:style-name="P1"><text:s text:c="4"/>add(2 * in + 1, mid + 1, r, s, e, v); </text:p>
      <text:p text:style-name="P1"><text:s text:c="4"/>tree[in] = tree[2 * in] + tree[2 * in + 1]; </text:p>
      <text:p text:style-name="P1"><text:s text:c="2"/>} </text:p>
      <text:p text:style-name="P1">}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persistent segment tree</text:p>
      <text:p text:style-name="P1">const int N = (1&lt;&lt;17); </text:p>
      <text:p text:style-name="P1">struct Node; </text:p>
      <text:p text:style-name="P1">Node* empty; </text:p>
      <text:p text:style-name="P1">struct Node{ </text:p>
      <text:p text:style-name="P1"><text:tab/>int sum; </text:p>
      <text:p text:style-name="P1"><text:tab/>Node * lft, * rit; </text:p>
      <text:p text:style-name="P1"><text:tab/>Node(){lft = rit = this; sum = 0;} </text:p>
      <text:p text:style-name="P1"><text:tab/>Node(int s, Node* l = empty, Node* r = empty){ </text:p>
      <text:p text:style-name="P1"><text:tab/><text:tab/>lft = l, rit = r; </text:p>
      <text:p text:style-name="P1"><text:tab/><text:tab/>sum = s; </text:p>
      <text:p text:style-name="P1"><text:tab/>} </text:p>
      <text:p text:style-name="P1">}; </text:p>
      <text:p text:style-name="P1">Node* insert(Node* cur, int ns, int ne, int val){ </text:p>
      <text:p text:style-name="P1"><text:tab/>if(val &lt; ns || val &gt; ne)<text:tab/>return cur; </text:p>
      <text:p text:style-name="P1"><text:tab/>if(ns==ne)<text:tab/>return new Node(cur-&gt;sum+1); </text:p>
      <text:p text:style-name="P1"><text:tab/>int med = ns+((ne-ns)&gt;&gt;1); </text:p>
      <text:p text:style-name="P1"><text:tab/>Node* lf = insert(cur-&gt;lft, ns, med, val); </text:p>
      <text:p text:style-name="P1"><text:tab/>Node* rt = insert(cur-&gt;rit, med+1, ne, val); </text:p>
      <text:p text:style-name="P1"><text:tab/>return new Node(lf-&gt;sum+rt-&gt;sum, lf, rt); </text:p>
      <text:p text:style-name="P1">} </text:p>
      <text:p text:style-name="P1"/>
      <text:p text:style-name="P1">int query(Node* e, Node* s, int k, int ns, int ne){ </text:p>
      <text:p text:style-name="P1"><text:tab/>if(ns == ne)<text:tab/>return ns; </text:p>
      <text:p text:style-name="P1"><text:tab/>int lsz = e-&gt;lft-&gt;sum - s-&gt;lft-&gt;sum; </text:p>
      <text:p text:style-name="P1"><text:tab/>int med = ns+((ne-ns)&gt;&gt;1); </text:p>
      <text:p text:style-name="P1"><text:tab/>if(k&lt;=lsz) </text:p>
      <text:p text:style-name="P1"><text:tab/><text:tab/>return query(e-&gt;lft, s-&gt;lft, k, ns, med); </text:p>
      <text:p text:style-name="P1"><text:tab/>return query(e-&gt;rit, s-&gt;rit, k-lsz, med+1, ne); </text:p>
      <text:p text:style-name="P1">} </text:p>
      <text:p text:style-name="P1">Node* roots[N]; </text:p>
      <text:p text:style-name="P1">int m, x, q, l, r, k;</text:p>
      <text:p text:style-name="P1">int main() { </text:p>
      <text:p text:style-name="P1"><text:tab/>empty = new Node; </text:p>
      <text:p text:style-name="P1"><text:tab/>roots[0] = empty; </text:p>
      <text:p text:style-name="P1"><text:tab/>scanf("%d %d", &amp;m, &amp;q); </text:p>
      <text:p text:style-name="P1"><text:tab/>for(int i = 1 ; i &lt;= m ; ++i){ </text:p>
      <text:p text:style-name="P1"><text:tab/><text:tab/>scanf("%d", &amp;x); </text:p>
      <text:p text:style-name="P1"><text:tab/><text:tab/>roots[i] = insert(roots[i-1], -1e9, 1e9, x); </text:p>
      <text:p text:style-name="P1"><text:tab/>} </text:p>
      <text:p text:style-name="P1"><text:tab/>while(q--){ </text:p>
      <text:p text:style-name="P1"><text:tab/><text:tab/>scanf("%d %d %d", &amp;l, &amp;r, &amp;k); </text:p>
      <text:p text:style-name="P1"><text:tab/><text:tab/>printf("%d\n", query(roots[r], roots[l-1], k, -1e9, 1e9)); </text:p>
      <text:p text:style-name="P1"><text:tab/>} </text:p>
      <text:p text:style-name="P1">}</text:p>
      <text:p text:style-name="P1">// segment tree</text:p>
      <text:p text:style-name="P1">struct Tr{ </text:p>
      <text:p text:style-name="P1"><text:s text:c="2"/>vector&lt;ll&gt; tree; </text:p>
      <text:p text:style-name="P1"><text:s text:c="2"/>vector&lt;ll&gt; arr; </text:p>
      <text:p text:style-name="P1"><text:s text:c="2"/>int n; </text:p>
      <text:p text:style-name="P1"><text:s text:c="2"/>Tr(vector&lt;ll&gt; _arr){ </text:p>
      <text:p text:style-name="P1"><text:s text:c="4"/>arr = _arr; </text:p>
      <text:p text:style-name="P1"><text:s text:c="4"/>n = arr.size(); </text:p>
      <text:p text:style-name="P1"><text:s text:c="4"/>tree.resize(4 * n); </text:p>
      <text:p text:style-name="P1"><text:s text:c="4"/>build(1, 0, n - 1); </text:p>
      <text:p text:style-name="P1"><text:s text:c="2"/>} </text:p>
      <text:p text:style-name="P1"><text:s text:c="2"/>void build(int in, int l, int r){ </text:p>
      <text:p text:style-name="P1"><text:s text:c="4"/>if(l == r){ </text:p>
      <text:p text:style-name="P1"><text:s text:c="6"/>tree[in] = arr[l]; </text:p>
      <text:p text:style-name="P1"><text:s text:c="6"/>return; </text:p>
      <text:p text:style-name="P1"><text:s text:c="4"/>} </text:p>
      <text:p text:style-name="P1"><text:s text:c="4"/>int mid = (l + r) / 2; </text:p>
      <text:p text:style-name="P1"><text:s text:c="4"/>build(2 * in, l, mid); </text:p>
      <text:p text:style-name="P1"><text:s text:c="4"/>build(2 * in + 1, mid + 1, r); </text:p>
      <text:p text:style-name="P1"><text:s text:c="4"/>tree[in] = max(tree[in * 2], tree[in * 2 + 1]); </text:p>
      <text:p text:style-name="P1"><text:s text:c="2"/>} </text:p>
      <text:p text:style-name="P1"><text:s text:c="2"/>void update(int in, int v){ </text:p>
      <text:p text:style-name="P1"><text:s text:c="4"/>update(1, 0, n - 1, in, v); </text:p>
      <text:p text:style-name="P1"><text:s text:c="2"/>} </text:p>
      <text:p text:style-name="P1"><text:s text:c="2"/>void update(int in, int l, int r, int i, int v){ </text:p>
      <text:p text:style-name="P1"><text:s text:c="4"/>if(l &gt; i || r &lt; i)return; </text:p>
      <text:p text:style-name="P1"><text:s text:c="4"/>if(l == r){ </text:p>
      <text:p text:style-name="P1"><text:s text:c="6"/>tree[in] = v; </text:p>
      <text:p text:style-name="P1"><text:s text:c="6"/>return; </text:p>
      <text:p text:style-name="P1"><text:s text:c="4"/>} </text:p>
      <text:p text:style-name="P1"><text:s text:c="4"/>int mid = (l + r) / 2; </text:p>
      <text:p text:style-name="P1"><text:s text:c="4"/>update(2 * in, l, mid, i, v); </text:p>
      <text:p text:style-name="P1"><text:s text:c="4"/>update(2 * in + 1, mid + 1, r, i, v); </text:p>
      <text:p text:style-name="P1"><text:s text:c="4"/>tree[in] = max(tree[in * 2], tree[in * 2 + 1]); </text:p>
      <text:p text:style-name="P1"><text:s text:c="2"/>} </text:p>
      <text:p text:style-name="P1"><text:s text:c="2"/>ll get(int s, int e){ </text:p>
      <text:p text:style-name="P1"><text:s text:c="4"/>return get(1, 0, n - 1, s, e); </text:p>
      <text:p text:style-name="P1"><text:s text:c="2"/>} </text:p>
      <text:p text:style-name="P1"><text:s text:c="2"/>ll get(int in, int l, int r, int s, int e){ </text:p>
      <text:p text:style-name="P1"><text:s text:c="4"/>if(l &gt; e || r &lt; s)return -1e9; </text:p>
      <text:p text:style-name="P1"><text:s text:c="4"/>if(l &gt;= s &amp;&amp; r &lt;= e){ </text:p>
      <text:p text:style-name="P1"><text:s text:c="6"/>return tree[in]; </text:p>
      <text:p text:style-name="P1"><text:s text:c="4"/>} </text:p>
      <text:p text:style-name="P1"><text:s text:c="4"/>int mid = (l + r) / 2; </text:p>
      <text:p text:style-name="P1"><text:s text:c="4"/>ll le, ri; </text:p>
      <text:p text:style-name="P1"><text:s text:c="4"/>le = get(2 * in, l, mid, s, e); </text:p>
      <text:p text:style-name="P1"><text:s text:c="4"/>ri = get(2 * in + 1, mid + 1, r, s, e); </text:p>
      <text:p text:style-name="P1"><text:s text:c="4"/>return max(le, ri); </text:p>
      <text:p text:style-name="P1"><text:s text:c="2"/>} </text:p>
      <text:p text:style-name="P1">}; </text:p>
      <text:p text:style-name="P1"/>
      <text:p text:style-name="P1"><text:soft-page-break/>// GEOMTRY </text:p>
      <text:p text:style-name="P1">struct Point{ </text:p>
      <text:p text:style-name="P1"><text:s text:c="2"/>double x, y; </text:p>
      <text:p text:style-name="P1"><text:s text:c="2"/>Point(double x, double y):x(x), y(y){} </text:p>
      <text:p text:style-name="P1"/>
      <text:p text:style-name="P1"><text:s text:c="2"/>Point():x(0), y(0){} </text:p>
      <text:p text:style-name="P1"/>
      <text:p text:style-name="P1"><text:s text:c="2"/>//operators </text:p>
      <text:p text:style-name="P1"><text:s text:c="2"/>Point&amp; operator=(const Point&amp; o){ </text:p>
      <text:p text:style-name="P1"><text:s text:c="4"/>x = o.x; </text:p>
      <text:p text:style-name="P1"><text:s text:c="4"/>y = o.y; </text:p>
      <text:p text:style-name="P1"><text:s text:c="4"/>return *this; </text:p>
      <text:p text:style-name="P1"><text:s text:c="2"/>} </text:p>
      <text:p text:style-name="P1"/>
      <text:p text:style-name="P1"><text:s text:c="2"/>Point&amp; operator+=(const Point&amp; o){ </text:p>
      <text:p text:style-name="P1"><text:s text:c="4"/>x += o.x; </text:p>
      <text:p text:style-name="P1"><text:s text:c="4"/>y += o.y; </text:p>
      <text:p text:style-name="P1"><text:s text:c="4"/>return *this; </text:p>
      <text:p text:style-name="P1"><text:s text:c="2"/>} </text:p>
      <text:p text:style-name="P1"/>
      <text:p text:style-name="P1"><text:s text:c="2"/>Point&amp; operator-=(const Point&amp; o){ </text:p>
      <text:p text:style-name="P1"><text:s text:c="4"/>x -= o.x; </text:p>
      <text:p text:style-name="P1"><text:s text:c="4"/>y -= o.y; </text:p>
      <text:p text:style-name="P1"><text:s text:c="4"/>return *this; </text:p>
      <text:p text:style-name="P1"><text:s text:c="2"/>} </text:p>
      <text:p text:style-name="P1"><text:s text:c="2"/>Point&amp; operator*=(double fact){ </text:p>
      <text:p text:style-name="P1"><text:s text:c="4"/>x -= fact; </text:p>
      <text:p text:style-name="P1"><text:s text:c="4"/>y -= fact; </text:p>
      <text:p text:style-name="P1"><text:s text:c="4"/>return *this; </text:p>
      <text:p text:style-name="P1"><text:s text:c="2"/>} </text:p>
      <text:p text:style-name="P1"><text:s text:c="2"/>Point&amp; operator/=(double fact){ </text:p>
      <text:p text:style-name="P1"><text:s text:c="4"/>x /= fact; </text:p>
      <text:p text:style-name="P1"><text:s text:c="4"/>y /= fact; </text:p>
      <text:p text:style-name="P1"><text:s text:c="4"/>return *this; </text:p>
      <text:p text:style-name="P1"><text:s text:c="2"/>} </text:p>
      <text:p text:style-name="P1">}; </text:p>
      <text:p text:style-name="P1"/>
      <text:p text:style-name="P1">Point any; </text:p>
      <text:p text:style-name="P1"/>
      <text:p text:style-name="P1">//--------------------operators--------------------- </text:p>
      <text:p text:style-name="P1">//minus </text:p>
      <text:p text:style-name="P1">Point operator-(const Point &amp;a){ </text:p>
      <text:p text:style-name="P1"><text:s text:c="2"/>return Point(-a.x, -a.y); </text:p>
      <text:p text:style-name="P1">} </text:p>
      <text:p text:style-name="P1">//addition </text:p>
      <text:p text:style-name="P1">Point operator+(const Point &amp;a, const Point &amp;b){ </text:p>
      <text:p text:style-name="P1"><text:s text:c="2"/>return Point(a.x+b.x, a.y+b.y); </text:p>
      <text:p text:style-name="P1">} </text:p>
      <text:p text:style-name="P1">//subtraction </text:p>
      <text:p text:style-name="P1">Point operator-(const Point &amp;a, const Point &amp;b){ </text:p>
      <text:p text:style-name="P1"><text:s text:c="2"/>return Point(a.x-b.x, a.y-b.y); </text:p>
      <text:p text:style-name="P1">} </text:p>
      <text:p text:style-name="P1">//dot product </text:p>
      <text:p text:style-name="P1">double operator*(const Point &amp;a, const Point &amp;b){ </text:p>
      <text:p text:style-name="P1"><text:s text:c="2"/>return a.x*b.x + a.y*b.y; </text:p>
      <text:p text:style-name="P1">} </text:p>
      <text:p text:style-name="P1"/>
      <text:p text:style-name="P1">//cross product </text:p>
      <text:p text:style-name="P1">double operator^(const Point &amp;a, const Point &amp;b){ </text:p>
      <text:p text:style-name="P1"><text:s text:c="2"/>return a.x*b.y - a.y*b.x; </text:p>
      <text:p text:style-name="P1">} </text:p>
      <text:p text:style-name="P1">//multiplication by a factor </text:p>
      <text:p text:style-name="P1">Point operator*(const double factor, const Point &amp; p){ </text:p>
      <text:p text:style-name="P1"><text:s text:c="2"/>return Point(factor * p.x, factor * p.y); </text:p>
      <text:p text:style-name="P1">} </text:p>
      <text:p text:style-name="P1">Point operator*(const Point &amp; p, const double factor){ </text:p>
      <text:p text:style-name="P1"><text:s text:c="2"/>return Point(factor * p.x, factor * p.y); </text:p>
      <text:p text:style-name="P1">} </text:p>
      <text:p text:style-name="P1">//comparisons (precision error) </text:p>
      <text:p text:style-name="P1">bool operator==(const Point &amp; a, const Point &amp; b){ </text:p>
      <text:p text:style-name="P1"><text:s text:c="2"/>return a.x == b.x &amp;&amp; a.y == b.y; </text:p>
      <text:p text:style-name="P1">} </text:p>
      <text:p text:style-name="P1">bool operator!=(const Point &amp; a, const Point &amp; b){ </text:p>
      <text:p text:style-name="P1"><text:s text:c="2"/>return a.x != b.x || a.y != b.y; </text:p>
      <text:p text:style-name="P1">} </text:p>
      <text:p text:style-name="P1">//---------------------functions---------------------- </text:p>
      <text:p text:style-name="P1">// angle [-pi, pi] </text:p>
      <text:p text:style-name="P1">double angle(const Point&amp; p){ </text:p>
      <text:p text:style-name="P1"><text:s text:c="2"/>return atan2(p.y, p.x); </text:p>
      <text:p text:style-name="P1">} </text:p>
      <text:p text:style-name="P1">double angle(const Point&amp; a, const Point&amp; b){ </text:p>
      <text:p text:style-name="P1"><text:s text:c="2"/>return atan2(a^b, a*b); </text:p>
      <text:p text:style-name="P1">} </text:p>
      <text:p text:style-name="P1">Point rotate(const Point &amp;p, double an){ </text:p>
      <text:p text:style-name="P1"><text:s text:c="2"/>return Point(p.x * cos(an) - p.y * sin(an), p.x * sin(an) + p.y * cos(an)); </text:p>
      <text:p text:style-name="P1">} </text:p>
      <text:p text:style-name="P1">Point rotate(const Point &amp;p, double an, Point&amp; around){ </text:p>
      <text:p text:style-name="P1"><text:s text:c="2"/>return rotate(p - around, an) + around; </text:p>
      <text:p text:style-name="P1">} </text:p>
      <text:p text:style-name="P1">double norm(const Point &amp;p){ </text:p>
      <text:p text:style-name="P1"><text:s text:c="2"/>return sqrt(p*p); </text:p>
      <text:p text:style-name="P1">} </text:p>
      <text:p text:style-name="P1">Point perp(const Point &amp;p){ </text:p>
      <text:p text:style-name="P1"><text:s text:c="2"/>return Point(-p.y, p.x); </text:p>
      <text:p text:style-name="P1">} </text:p>
      <text:p text:style-name="P1"/>
      <text:p text:style-name="P1"><text:soft-page-break/>Point bisector(const Point &amp;a, const Point &amp;b){ </text:p>
      <text:p text:style-name="P1"><text:s text:c="2"/>return a * norm(b) + b * norm(a); </text:p>
      <text:p text:style-name="P1">} </text:p>
      <text:p text:style-name="P1">//projection </text:p>
      <text:p text:style-name="P1">double proj(const Point &amp;a, const Point &amp;b){ </text:p>
      <text:p text:style-name="P1"><text:s text:c="2"/>return a * b / norm(b); </text:p>
      <text:p text:style-name="P1">} </text:p>
      <text:p text:style-name="P1"/>
      <text:p text:style-name="P1">//ccw , 0 -&gt; collinear, &gt; 0 counter clockwise, &lt; 0 clockwise </text:p>
      <text:p text:style-name="P1">double ccw(const Point &amp;a, const Point &amp;b, const Point &amp;orig){ </text:p>
      <text:p text:style-name="P1"><text:s text:c="2"/>return (a - orig) ^ (b - orig); </text:p>
      <text:p text:style-name="P1">} </text:p>
      <text:p text:style-name="P1"/>
      <text:p text:style-name="P1">double ccw(const Point &amp;a, const Point &amp;b){ </text:p>
      <text:p text:style-name="P1"><text:s text:c="2"/>return (a) ^ (b); </text:p>
      <text:p text:style-name="P1">} </text:p>
      <text:p text:style-name="P1">//--------------------------lines-------------------------- </text:p>
      <text:p text:style-name="P1">struct Line{ </text:p>
      <text:p text:style-name="P1"><text:s text:c="2"/>Point a, ab; </text:p>
      <text:p text:style-name="P1"><text:s text:c="2"/>Line(const Point &amp;a, const Point &amp;b):a(a), ab(b-a){} </text:p>
      <text:p text:style-name="P1"><text:s text:c="2"/>Line():a(), ab(){} </text:p>
      <text:p text:style-name="P1"><text:s text:c="2"/>Point b(){ </text:p>
      <text:p text:style-name="P1"><text:s text:c="4"/>return a + ab; </text:p>
      <text:p text:style-name="P1"><text:s text:c="2"/>} </text:p>
      <text:p text:style-name="P1">}; </text:p>
      <text:p text:style-name="P1">// precision </text:p>
      <text:p text:style-name="P1">bool online(const Line&amp; l, Point&amp; p){ </text:p>
      <text:p text:style-name="P1"><text:s text:c="2"/>return ((p - l.a) ^ l.ab) == 0; </text:p>
      <text:p text:style-name="P1">} </text:p>
      <text:p text:style-name="P1">double dist(const Line&amp; r, Point&amp; p){ </text:p>
      <text:p text:style-name="P1"><text:s text:c="2"/>return abs(proj(p-r.a, perp(r.ab))); </text:p>
      <text:p text:style-name="P1">} </text:p>
      <text:p text:style-name="P1">bool inter(const Line&amp; s1, const Line &amp;s2, Point&amp; res){ </text:p>
      <text:p text:style-name="P1"><text:s text:c="2"/>if((s1.ab ^ s2.ab) == 0){ </text:p>
      <text:p text:style-name="P1"><text:s text:c="4"/>if(online(s1, s2.a)); // coincident </text:p>
      <text:p text:style-name="P1"><text:s text:c="4"/>else; // parallel </text:p>
      <text:p text:style-name="P1"><text:s text:c="4"/>return 0; </text:p>
      <text:p text:style-name="P1"><text:s text:c="2"/>} </text:p>
      <text:p text:style-name="P1"><text:s text:c="2"/>double t = ((s2.a - s1.a) ^ s2.ab) / (s1.ab ^ s2.ab); </text:p>
      <text:p text:style-name="P1"><text:s text:c="2"/>res = s1.a + s1.ab * t; </text:p>
      <text:p text:style-name="P1"><text:s text:c="2"/>return 1; </text:p>
      <text:p text:style-name="P1">} </text:p>
      <text:p text:style-name="P1">double proj(const Point &amp;p, const Line &amp;l, Point &amp;res){ </text:p>
      <text:p text:style-name="P1"><text:s text:c="2"/>double t = (p - l.a) * l.ab; </text:p>
      <text:p text:style-name="P1"><text:s text:c="2"/>res = l.a + t * l.ab; </text:p>
      <text:p text:style-name="P1"><text:s text:c="2"/>return t; </text:p>
      <text:p text:style-name="P1">} </text:p>
      <text:p text:style-name="P1">void reflection(const Point &amp;p, const Line &amp;l, Point &amp;res){ </text:p>
      <text:p text:style-name="P1"><text:s text:c="2"/>Point pr; </text:p>
      <text:p text:style-name="P1"><text:s text:c="2"/>proj(p, l, pr); </text:p>
      <text:p text:style-name="P1"><text:s text:c="2"/>res = p + 2 * (pr - p); </text:p>
      <text:p text:style-name="P1">} </text:p>
      <text:p text:style-name="P1">//---------------------segment------------------------- </text:p>
      <text:p text:style-name="P1">struct Segment{ </text:p>
      <text:p text:style-name="P1"><text:s text:c="2"/>Point a, ab; </text:p>
      <text:p text:style-name="P1"><text:s text:c="2"/>Segment(const Point &amp;a, const Point &amp;b):a(a), ab(b-a){} </text:p>
      <text:p text:style-name="P1"><text:s text:c="2"/>Segment():a(), ab(){} </text:p>
      <text:p text:style-name="P1"><text:s text:c="2"/>Point b () const { </text:p>
      <text:p text:style-name="P1"><text:s text:c="4"/>return a + ab; </text:p>
      <text:p text:style-name="P1"><text:s text:c="2"/>} </text:p>
      <text:p text:style-name="P1">}; </text:p>
      <text:p text:style-name="P1">bool onsegment(const Segment&amp; l, const Point&amp; p){ </text:p>
      <text:p text:style-name="P1"><text:s text:c="2"/>return ((p - l.a) ^ l.ab) == 0 &amp;&amp; ((p - l.a) * (p - l.b())) &lt;= 0; </text:p>
      <text:p text:style-name="P1">} </text:p>
      <text:p text:style-name="P1"/>
      <text:p text:style-name="P1">double dist(const Segment&amp; r, const Point&amp; p, Point&amp; res = any){ </text:p>
      <text:p text:style-name="P1"><text:s text:c="2"/>if((p - r.a) * (r.ab) &lt;= 0){res = r.a;return norm(p - r.a);} </text:p>
      <text:p text:style-name="P1"><text:s text:c="2"/>if((p - r.b()) * (-r.ab) &lt;= 0){res = r.b();return norm(p - r.b());}; </text:p>
      <text:p text:style-name="P1"><text:s text:c="2"/>res = r.a + proj((p - r.a), r.ab) / norm(r.ab) * r.ab; </text:p>
      <text:p text:style-name="P1"><text:s text:c="2"/>return abs(proj(p-r.a, perp(r.ab))); </text:p>
      <text:p text:style-name="P1">} </text:p>
      <text:p text:style-name="P1"/>
      <text:p text:style-name="P1">bool inter(const Segment&amp; s1, const Segment &amp;s2, Point&amp; res = any){ </text:p>
      <text:p text:style-name="P1"><text:s text:c="2"/>if((s1.ab ^ s2.ab) == 0)return (onsegment(s1, s2.a) </text:p>
      <text:p text:style-name="P1"><text:s text:c="34"/>|| onsegment(s1, s2.b()) </text:p>
      <text:p text:style-name="P1"><text:s text:c="34"/>|| onsegment(s2, s1.a) </text:p>
      <text:p text:style-name="P1"><text:s text:c="34"/>|| onsegment(s2, s1.b()) </text:p>
      <text:p text:style-name="P1"><text:s text:c="34"/>); // parallel </text:p>
      <text:p text:style-name="P1"><text:s text:c="2"/>double t1 = ((s2.a - s1.a) ^ s2.ab) / (s1.ab ^ s2.ab); </text:p>
      <text:p text:style-name="P1"><text:s text:c="2"/>double t2 = ((s1.a - s2.a) ^ s1.ab) / (s2.ab ^ s1.ab); </text:p>
      <text:p text:style-name="P1"><text:s text:c="2"/>if(t1 &lt; 0 || t1 &gt; 1 || t2 &lt; 0 || t2 &gt; 1)</text:p>
      <text:p text:style-name="P1"><text:tab/>return 0;// does not intersect </text:p>
      <text:p text:style-name="P1"><text:s text:c="2"/>res = s1.a + s1.ab * t1; </text:p>
      <text:p text:style-name="P1"><text:s text:c="2"/>return 1; </text:p>
      <text:p text:style-name="P1">} </text:p>
      <text:p text:style-name="P1"><text:soft-page-break/>// articulation points</text:p>
      <text:p text:style-name="P1">const int N = 200001; </text:p>
      <text:p text:style-name="P1">const int M = 200001; </text:p>
      <text:p text:style-name="P1">struct Edge{ </text:p>
      <text:p text:style-name="P1"><text:s text:c="2"/>int u, v; </text:p>
      <text:p text:style-name="P1"><text:s text:c="2"/>int other(int i){ </text:p>
      <text:p text:style-name="P1"><text:s text:c="4"/>return i ^ u ^ v; </text:p>
      <text:p text:style-name="P1"><text:s text:c="2"/>} </text:p>
      <text:p text:style-name="P1">}; </text:p>
      <text:p text:style-name="P1">vector&lt;int&gt; adj[N]; </text:p>
      <text:p text:style-name="P1">Edge e[M]; </text:p>
      <text:p text:style-name="P1">bool is_artic[N]; </text:p>
      <text:p text:style-name="P1">int tt = 1; </text:p>
      <text:p text:style-name="P1">int tin[N]; </text:p>
      <text:p text:style-name="P1">int dfs1(int u, int p = -1){ </text:p>
      <text:p text:style-name="P1"><text:s text:c="2"/>tin[u] = tt++; </text:p>
      <text:p text:style-name="P1"><text:s text:c="2"/>int low = tin[u]; </text:p>
      <text:p text:style-name="P1"><text:s text:c="2"/>int cnt = 0; </text:p>
      <text:p text:style-name="P1"><text:s text:c="2"/>for(auto el : adj[u]){ </text:p>
      <text:p text:style-name="P1"><text:s text:c="4"/>int v = e[el].other(u); </text:p>
      <text:p text:style-name="P1"><text:s text:c="4"/>if(tin[v] == 0){// not yet visited </text:p>
      <text:p text:style-name="P1"><text:s text:c="6"/>int ch = dfs1(v, u); </text:p>
      <text:p text:style-name="P1"><text:s text:c="6"/>low = min(low, ch); </text:p>
      <text:p text:style-name="P1"><text:s text:c="6"/>if(p != -1 &amp;&amp; ch &gt;= tin[u]) </text:p>
      <text:p text:style-name="P1"><text:s text:c="8"/>is_artic[u] = 1; </text:p>
      <text:p text:style-name="P1"><text:s text:c="6"/>cnt++; </text:p>
      <text:p text:style-name="P1"><text:s text:c="4"/>}else </text:p>
      <text:p text:style-name="P1"><text:s text:c="6"/>low = min(low, tin[v]); </text:p>
      <text:p text:style-name="P1"><text:s text:c="2"/>} </text:p>
      <text:p text:style-name="P1"><text:s text:c="2"/>if(cnt &gt; 1 &amp;&amp; p == -1) </text:p>
      <text:p text:style-name="P1"><text:s text:c="4"/>is_artic[u] = 1; </text:p>
      <text:p text:style-name="P1"><text:s text:c="2"/>return low; </text:p>
      <text:p text:style-name="P1">} </text:p>
      <text:p text:style-name="P1"/>
      <text:p text:style-name="P1">int main(int argc, char** argv) { </text:p>
      <text:p text:style-name="P1">// <text:s/>freopen("in.txt", "r", stdin); </text:p>
      <text:p text:style-name="P1">// <text:s/>freopen("out.txt", "w", stdout); </text:p>
      <text:p text:style-name="P1"><text:s text:c="2"/>int n, m; </text:p>
      <text:p text:style-name="P1"><text:s text:c="2"/>cin &gt;&gt; n &gt;&gt; m; </text:p>
      <text:p text:style-name="P1"><text:s text:c="2"/>for(int i = 0;i &lt; m;i++){ </text:p>
      <text:p text:style-name="P1"><text:s text:c="4"/>scanf("%d %d", &amp;e[i].u, &amp;e[i].v); </text:p>
      <text:p text:style-name="P1"><text:s text:c="4"/>e[i].u--; </text:p>
      <text:p text:style-name="P1"><text:s text:c="4"/>e[i].v--; </text:p>
      <text:p text:style-name="P1"><text:s text:c="4"/>adj[e[i].u].push_back(i); </text:p>
      <text:p text:style-name="P1"><text:s text:c="4"/>adj[e[i].v].push_back(i); </text:p>
      <text:p text:style-name="P1"><text:s text:c="2"/>} </text:p>
      <text:p text:style-name="P1"><text:s text:c="2"/>for(int i = 0;i &lt; n;i++) </text:p>
      <text:p text:style-name="P1"><text:s text:c="4"/>if(!tin[i]) </text:p>
      <text:p text:style-name="P1"><text:s text:c="6"/>dfs1(i); </text:p>
      <text:p text:style-name="P1"/>
      <text:p text:style-name="P1"><text:s text:c="2"/>return 0; </text:p>
      <text:p text:style-name="P1">} </text:p>
      <text:p text:style-name="P1"/>
      <text:p text:style-name="P1">// bellman ford</text:p>
      <text:p text:style-name="P1">#include &lt;bits/stdc++.h&gt; </text:p>
      <text:p text:style-name="P1">using namespace std; </text:p>
      <text:p text:style-name="P1">const int N = 2005; </text:p>
      <text:p text:style-name="P1">const int M = 20000; </text:p>
      <text:p text:style-name="P1">const int OO = 1000000000; </text:p>
      <text:p text:style-name="P1">struct Edge{ </text:p>
      <text:p text:style-name="P1"><text:s text:c="2"/>int u, v, w; </text:p>
      <text:p text:style-name="P1"><text:s text:c="2"/>Edge(){} </text:p>
      <text:p text:style-name="P1"><text:s text:c="2"/>Edge(int _u, int _v, int _w): u{_u}, v{_v}, w{_w}{} </text:p>
      <text:p text:style-name="P1"><text:s text:c="2"/>int other(int x){ </text:p>
      <text:p text:style-name="P1"><text:s text:c="4"/>return x ^ u ^ v; </text:p>
      <text:p text:style-name="P1"><text:s text:c="2"/>} </text:p>
      <text:p text:style-name="P1">} e[M]; </text:p>
      <text:p text:style-name="P1"/>
      <text:p text:style-name="P1">int dist[N]; </text:p>
      <text:p text:style-name="P1">int par[N]; </text:p>
      <text:p text:style-name="P1">// directed weighted graph </text:p>
      <text:p text:style-name="P1">bool bellman_ford(int s, int n = N, int m = M){ </text:p>
      <text:p text:style-name="P1"><text:s text:c="2"/>for(int i = 0;i &lt; n;i++) </text:p>
      <text:p text:style-name="P1"><text:s text:c="4"/>dist[i] = OO; </text:p>
      <text:p text:style-name="P1"><text:s text:c="2"/>dist[s] = 0; </text:p>
      <text:p text:style-name="P1"><text:s text:c="2"/>auto relax = [dist](int u, int edge){ </text:p>
      <text:p text:style-name="P1"><text:s text:c="4"/>int v = e[edge].other(u); </text:p>
      <text:p text:style-name="P1"><text:s text:c="4"/>if(dist[u] + e[edge].w &lt; dist[v]) </text:p>
      <text:p text:style-name="P1"><text:s text:c="6"/>par[v] = u, dist[v] = dist[u] + e[edge].w; </text:p>
      <text:p text:style-name="P1"><text:s text:c="2"/>}; </text:p>
      <text:p text:style-name="P1"><text:s text:c="2"/>for(int i = 0;i &lt; n - 1;i++) </text:p>
      <text:p text:style-name="P1"><text:s text:c="4"/>for(int j = 0;j &lt; m;j++) </text:p>
      <text:p text:style-name="P1"><text:s text:c="6"/>relax(e[j].u, j); </text:p>
      <text:p text:style-name="P1"><text:s text:c="2"/>for(int i = 0;i &lt; m;i++) </text:p>
      <text:p text:style-name="P1"><text:s text:c="4"/>if(dist[e[i].u] + e[i].w &lt; dist[e[i].v]) </text:p>
      <text:p text:style-name="P1"><text:s text:c="6"/>return false; </text:p>
      <text:p text:style-name="P1"><text:s text:c="2"/>return true; 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bridge tree</text:p>
      <text:p text:style-name="P1">const int N = 200001; </text:p>
      <text:p text:style-name="P1">const int M = 200001; </text:p>
      <text:p text:style-name="P1">struct Edge{ </text:p>
      <text:p text:style-name="P1"><text:s text:c="2"/>int u, v; </text:p>
      <text:p text:style-name="P1"><text:s text:c="2"/>int other(int i){ </text:p>
      <text:p text:style-name="P1"><text:s text:c="4"/>return i ^ u ^ v; </text:p>
      <text:p text:style-name="P1"><text:s text:c="2"/>} </text:p>
      <text:p text:style-name="P1">}; </text:p>
      <text:p text:style-name="P1">vector&lt;int&gt; adj[N]; </text:p>
      <text:p text:style-name="P1">Edge e[M]; </text:p>
      <text:p text:style-name="P1">bool is_bridge[M]; </text:p>
      <text:p text:style-name="P1">int tt = 1; </text:p>
      <text:p text:style-name="P1">int tin[N]; </text:p>
      <text:p text:style-name="P1">int dfs1(int u, int edge = -1){ </text:p>
      <text:p text:style-name="P1"><text:s text:c="2"/>tin[u] = tt++; </text:p>
      <text:p text:style-name="P1"><text:s text:c="2"/>int res = tin[u]; </text:p>
      <text:p text:style-name="P1"><text:s text:c="2"/>for(auto el : adj[u]){ </text:p>
      <text:p text:style-name="P1"><text:s text:c="4"/>int v = e[el].other(u); </text:p>
      <text:p text:style-name="P1"><text:s text:c="4"/>if(tin[v] == 0)// not yet visited </text:p>
      <text:p text:style-name="P1"><text:s text:c="6"/>res = min(res, dfs1(v, el)); </text:p>
      <text:p text:style-name="P1"><text:s text:c="4"/>else if(el != edge)// not the parent edge </text:p>
      <text:p text:style-name="P1"><text:s text:c="6"/>res = min(res, tin[v]); </text:p>
      <text:p text:style-name="P1"><text:s text:c="2"/>} </text:p>
      <text:p text:style-name="P1"><text:s text:c="2"/>if(edge != -1 &amp;&amp; res == tin[u])// no back edges from u's subtree </text:p>
      <text:p text:style-name="P1"><text:s text:c="4"/>is_bridge[edge] = true; </text:p>
      <text:p text:style-name="P1"><text:s text:c="2"/>return res; </text:p>
      <text:p text:style-name="P1">} </text:p>
      <text:p text:style-name="P1">vector&lt;int&gt; tree[N]; </text:p>
      <text:p text:style-name="P1">int com = 0; </text:p>
      <text:p text:style-name="P1">bool vis[N]; </text:p>
      <text:p text:style-name="P1">int rep[N]; </text:p>
      <text:p text:style-name="P1">void build(int u, int cur){ </text:p>
      <text:p text:style-name="P1"><text:s text:c="2"/>vis[u] = 1; </text:p>
      <text:p text:style-name="P1"><text:s text:c="2"/>rep[u] = cur; </text:p>
      <text:p text:style-name="P1"><text:s text:c="2"/>for(auto el : adj[u]){ </text:p>
      <text:p text:style-name="P1"><text:s text:c="4"/>int v = e[el].other(u); </text:p>
      <text:p text:style-name="P1"><text:s text:c="4"/>if(vis[v])continue; </text:p>
      <text:p text:style-name="P1"><text:s text:c="4"/>if(is_bridge[el]){ </text:p>
      <text:p text:style-name="P1"><text:s text:c="6"/>tree[cur].push_back(com); </text:p>
      <text:p text:style-name="P1"><text:s text:c="6"/>tree[com].push_back(cur); </text:p>
      <text:p text:style-name="P1"><text:s text:c="6"/>build(v, com++); </text:p>
      <text:p text:style-name="P1"><text:s text:c="4"/>}else </text:p>
      <text:p text:style-name="P1"><text:s text:c="6"/>build(v, cur); </text:p>
      <text:p text:style-name="P1"><text:s text:c="2"/>} </text:p>
      <text:p text:style-name="P1">} </text:p>
      <text:p text:style-name="P1">int main(int argc, char** argv) { </text:p>
      <text:p text:style-name="P1"><text:s text:c="2"/>int n, m; </text:p>
      <text:p text:style-name="P1"><text:s text:c="2"/>cin &gt;&gt; n &gt;&gt; m; </text:p>
      <text:p text:style-name="P1"><text:s text:c="2"/>for(int i = 0;i &lt; m;i++){ </text:p>
      <text:p text:style-name="P1"><text:s text:c="4"/>scanf("%d %d", &amp;e[i].u, &amp;e[i].v); </text:p>
      <text:p text:style-name="P1"><text:s text:c="4"/>e[i].u--; </text:p>
      <text:p text:style-name="P1"><text:s text:c="4"/>e[i].v--; </text:p>
      <text:p text:style-name="P1"><text:s text:c="4"/>adj[e[i].u].push_back(i); </text:p>
      <text:p text:style-name="P1"><text:s text:c="4"/>adj[e[i].v].push_back(i); </text:p>
      <text:p text:style-name="P1"><text:s text:c="2"/>} </text:p>
      <text:p text:style-name="P1"><text:s text:c="2"/>dfs1(0); </text:p>
      <text:p text:style-name="P1"><text:s text:c="2"/>build(0, com++); </text:p>
      <text:p text:style-name="P1">} </text:p>
      <text:p text:style-name="P1"/>
      <text:p text:style-name="P1"/>
      <text:p text:style-name="P1">// ----------------------------------------------</text:p>
      <text:p text:style-name="P1">// <text:span text:style-name="T1">Convex hull optimization</text:span></text:p>
      <text:p text:style-name="P4">struct Line {</text:p>
      <text:p text:style-name="P4"><text:tab/>mutable ll k, m, p;</text:p>
      <text:p text:style-name="P4"><text:tab/>bool operator&lt;(const Line&amp; o) const { return k &lt; o.k; }</text:p>
      <text:p text:style-name="P4"><text:tab/>bool operator&lt;(ll x) const { return p &lt; x; }</text:p>
      <text:p text:style-name="P4">};</text:p>
      <text:p text:style-name="P4"/>
      <text:p text:style-name="P4">struct LineContainer : multiset&lt;Line, less&lt;&gt;&gt; {</text:p>
      <text:p text:style-name="P4"><text:tab/>// (for doubles, use inf = 1/.0, div(a,b) = a/b)</text:p>
      <text:p text:style-name="P4"><text:tab/>const ll inf = LLONG_MAX;</text:p>
      <text:p text:style-name="P4"><text:tab/>ll div(ll a, ll b) { // floored division</text:p>
      <text:p text:style-name="P4"><text:tab/><text:tab/>return a / b - ((a ^ b) &lt; 0 &amp;&amp; a % b); }</text:p>
      <text:p text:style-name="P4"><text:tab/>bool isect(iterator x, iterator y) {</text:p>
      <text:p text:style-name="P4"><text:tab/><text:tab/>if (y == end()) { x-&gt;p = inf; return false; }</text:p>
      <text:p text:style-name="P4"><text:tab/><text:tab/>if (x-&gt;k == y-&gt;k) x-&gt;p = x-&gt;m &gt; y-&gt;m ? inf : -inf;</text:p>
      <text:p text:style-name="P4"><text:tab/><text:tab/>else x-&gt;p = div(y-&gt;m - x-&gt;m, x-&gt;k - y-&gt;k);</text:p>
      <text:p text:style-name="P4"><text:tab/><text:tab/>return x-&gt;p &gt;= y-&gt;p;</text:p>
      <text:p text:style-name="P4"><text:tab/>}</text:p>
      <text:p text:style-name="P4"><text:tab/>void add(ll k, ll m) {</text:p>
      <text:p text:style-name="P4"><text:tab/><text:tab/>auto z = insert({k, m, 0}), y = z++, x = y;</text:p>
      <text:p text:style-name="P4"><text:tab/><text:tab/>while (isect(y, z)) z = erase(z);</text:p>
      <text:p text:style-name="P4"><text:tab/><text:tab/>if (x != begin() &amp;&amp; isect(--x, y)) isect(x, y = erase(y));</text:p>
      <text:p text:style-name="P4"><text:tab/><text:tab/>while ((y = x) != begin() &amp;&amp; (--x)-&gt;p &gt;= y-&gt;p)</text:p>
      <text:p text:style-name="P4"><text:tab/><text:tab/><text:tab/>isect(x, erase(y));</text:p>
      <text:p text:style-name="P4"><text:tab/>}</text:p>
      <text:p text:style-name="P4"><text:tab/>ll query(ll x) {</text:p>
      <text:p text:style-name="P4"><text:tab/><text:tab/>assert(!empty());</text:p>
      <text:p text:style-name="P4"><text:tab/><text:tab/>auto l = *lower_bound(x);</text:p>
      <text:p text:style-name="P4"><text:tab/><text:tab/>return l.k * x + l.m;</text:p>
      <text:p text:style-name="P4"><text:tab/>}</text:p>
      <text:p text:style-name="P4">};</text:p>
      <text:p text:style-name="P1"/>
      <text:p text:style-name="P1"><text:soft-page-break/>// Edmond </text:p>
      <text:p text:style-name="P1">#include &lt;bits/stdc++.h&gt; </text:p>
      <text:p text:style-name="P1">using namespace std; </text:p>
      <text:p text:style-name="P1">typedef long long ll; </text:p>
      <text:p text:style-name="P1">const int OO = 1e9; </text:p>
      <text:p text:style-name="P1">class Edmond{ </text:p>
      <text:p text:style-name="P1"><text:s text:c="2"/>public: </text:p>
      <text:p text:style-name="P1"><text:s text:c="4"/>bool directed; </text:p>
      <text:p text:style-name="P1"><text:s text:c="4"/>int n; </text:p>
      <text:p text:style-name="P1"><text:s text:c="4"/>int add; </text:p>
      <text:p text:style-name="P1"><text:s text:c="4"/>Edmond(int _n):directed{1}, n{_n}, add{0}{} </text:p>
      <text:p text:style-name="P1"><text:s text:c="4"/>Edmond(int _n, bool _directed):n{_n}, directed{_directed}, add{0}{ </text:p>
      <text:p text:style-name="P1"><text:s text:c="6"/>par.resize(n); </text:p>
      <text:p text:style-name="P1"><text:s text:c="6"/>vis.resize(n); </text:p>
      <text:p text:style-name="P1"><text:s text:c="6"/>adj.resize(n); </text:p>
      <text:p text:style-name="P1"><text:s text:c="6"/>vis.resize(n); </text:p>
      <text:p text:style-name="P1"><text:s text:c="4"/>} </text:p>
      <text:p text:style-name="P1"><text:s text:c="4"/>void add_edge(int u, int v, int c){ </text:p>
      <text:p text:style-name="P1"><text:s text:c="6"/>add_directed(u, v, c); </text:p>
      <text:p text:style-name="P1"><text:s text:c="6"/>if(!directed) </text:p>
      <text:p text:style-name="P1"><text:s text:c="8"/>add_directed(v, u, c); </text:p>
      <text:p text:style-name="P1"><text:s text:c="4"/>} </text:p>
      <text:p text:style-name="P1"><text:s text:c="4"/>ll max_flow(int s, int t){ </text:p>
      <text:p text:style-name="P1"><text:s text:c="6"/>if(adj.size() &lt;= s)return 0; </text:p>
      <text:p text:style-name="P1"><text:s text:c="6"/>ll res = 0; </text:p>
      <text:p text:style-name="P1"><text:s text:c="6"/>int aug = 0; </text:p>
      <text:p text:style-name="P1"><text:s text:c="6"/>while(aug = augment(s, t)){ </text:p>
      <text:p text:style-name="P1"><text:s text:c="8"/>tt++; </text:p>
      <text:p text:style-name="P1"><text:s text:c="8"/>res += aug; </text:p>
      <text:p text:style-name="P1"><text:s text:c="6"/>} </text:p>
      <text:p text:style-name="P1"><text:s text:c="6"/>return res; </text:p>
      <text:p text:style-name="P1"><text:s text:c="4"/>} </text:p>
      <text:p text:style-name="P1"><text:s text:c="4"/>struct Edge{ </text:p>
      <text:p text:style-name="P1"><text:s text:c="6"/>int oc; </text:p>
      <text:p text:style-name="P1"><text:s text:c="6"/>int u, v, c; </text:p>
      <text:p text:style-name="P1"><text:s text:c="6"/>Edge(int _u, int _v, int _c):u{_u}, v{_v}, c{_c}{oc = c;} </text:p>
      <text:p text:style-name="P1"><text:s text:c="4"/>}; </text:p>
      <text:p text:style-name="P1"><text:s text:c="4"/>vector&lt;vector&lt;int&gt;&gt; adj; </text:p>
      <text:p text:style-name="P1"><text:s text:c="4"/>vector&lt;Edge&gt; e; </text:p>
      <text:p text:style-name="P1"><text:s text:c="2"/>private: </text:p>
      <text:p text:style-name="P1"><text:s text:c="4"/>const int OO = 1e9; </text:p>
      <text:p text:style-name="P1"><text:s text:c="4"/>int tt = 1; </text:p>
      <text:p text:style-name="P1"><text:s text:c="4"/>vector&lt;int&gt; vis; </text:p>
      <text:p text:style-name="P1"><text:s text:c="4"/>vector&lt;int&gt; par; </text:p>
      <text:p text:style-name="P1"><text:s text:c="4"/>int fix_path(int s, int u, int flow){ </text:p>
      <text:p text:style-name="P1"><text:s text:c="6"/>if(u == s) </text:p>
      <text:p text:style-name="P1"><text:s text:c="8"/>return flow; </text:p>
      <text:p text:style-name="P1"><text:s text:c="6"/>int res = fix_path(s, e[par[u]].u, min(flow, e[par[u]].c)); </text:p>
      <text:p text:style-name="P1"><text:s text:c="6"/>e[par[u]].c <text:s text:c="4"/>-= res; </text:p>
      <text:p text:style-name="P1"><text:s text:c="6"/>e[par[u] ^ 1].c += res; </text:p>
      <text:p text:style-name="P1"><text:s text:c="6"/>return res; </text:p>
      <text:p text:style-name="P1"><text:s text:c="4"/>} </text:p>
      <text:p text:style-name="P1"><text:s text:c="4"/>int augment(int s, int t){ </text:p>
      <text:p text:style-name="P1"><text:s text:c="6"/>queue&lt;int&gt; q; </text:p>
      <text:p text:style-name="P1"><text:s text:c="6"/>q.push(s); </text:p>
      <text:p text:style-name="P1"><text:s text:c="6"/>vis[s] = tt; </text:p>
      <text:p text:style-name="P1"><text:s text:c="6"/>while(q.size()){ </text:p>
      <text:p text:style-name="P1"><text:s text:c="8"/>int u = q.front();q.pop(); </text:p>
      <text:p text:style-name="P1"><text:s text:c="8"/>if(u == t)break; </text:p>
      <text:p text:style-name="P1"><text:s text:c="8"/>for(auto el : adj[u]){ </text:p>
      <text:p text:style-name="P1"><text:s text:c="10"/>Edge&amp; ee = e[el]; </text:p>
      <text:p text:style-name="P1"><text:s text:c="10"/>if(vis[ee.v] != tt &amp;&amp; ee.c != 0){ </text:p>
      <text:p text:style-name="P1"><text:s text:c="12"/>vis[ee.v] = tt; </text:p>
      <text:p text:style-name="P1"><text:s text:c="12"/>par[ee.v] = el; </text:p>
      <text:p text:style-name="P1"><text:s text:c="12"/>q.push(ee.v); </text:p>
      <text:p text:style-name="P1"><text:s text:c="10"/>} </text:p>
      <text:p text:style-name="P1"><text:s text:c="8"/>} </text:p>
      <text:p text:style-name="P1"><text:s text:c="6"/>} </text:p>
      <text:p text:style-name="P1"><text:s text:c="6"/>if(vis[t] != tt) </text:p>
      <text:p text:style-name="P1"><text:s text:c="8"/>return 0; </text:p>
      <text:p text:style-name="P1"><text:s text:c="6"/>return </text:p>
      <text:p text:style-name="P1"><text:s text:c="8"/>fix_path(s, t, OO); </text:p>
      <text:p text:style-name="P1"><text:s text:c="4"/>} </text:p>
      <text:p text:style-name="P1"><text:s text:c="4"/>void add_directed(int u, int v, int c){ </text:p>
      <text:p text:style-name="P1"><text:s text:c="6"/>e.push_back(Edge(u, v, c)); </text:p>
      <text:p text:style-name="P1"><text:s text:c="6"/>adj[u].push_back(e.size() - 1); </text:p>
      <text:p text:style-name="P1"><text:s text:c="6"/>e.push_back(Edge(v, u, 0)); </text:p>
      <text:p text:style-name="P1"><text:s text:c="6"/>adj[v].push_back(e.size() - 1); </text:p>
      <text:p text:style-name="P1"><text:s text:c="4"/>} </text:p>
      <text:p text:style-name="P1">}; </text:p>
      <text:p text:style-name="P1"/>
      <text:p text:style-name="P1">int main(){ </text:p>
      <text:p text:style-name="P1">// <text:s/>freopen("in.txt", "r", stdin); </text:p>
      <text:p text:style-name="P1">// <text:s/>freopen("out.txt", "w", stdout); </text:p>
      <text:p text:style-name="P1"><text:s text:c="2"/>int n, m; </text:p>
      <text:p text:style-name="P1"><text:s text:c="2"/>scanf("%d %d", &amp;n, &amp;m); </text:p>
      <text:p text:style-name="P1"><text:s text:c="2"/>int u, v, c; </text:p>
      <text:p text:style-name="P1"><text:s text:c="2"/>Edmond mf(n, m, false); </text:p>
      <text:p text:style-name="P1"><text:s text:c="2"/>for(int i = 0;i &lt; m;i++){ </text:p>
      <text:p text:style-name="P1"><text:s text:c="4"/>scanf("%d %d %d", &amp;u, &amp;v, &amp;c); </text:p>
      <text:p text:style-name="P1"><text:s text:c="4"/>u--, v--; </text:p>
      <text:p text:style-name="P1"><text:s text:c="4"/>mf.add_edge(u, v, c); </text:p>
      <text:p text:style-name="P1"><text:s text:c="2"/>} </text:p>
      <text:p text:style-name="P1"><text:s text:c="2"/>printf("%lld", mf.max_flow(0, n - 1)); </text:p>
      <text:p text:style-name="P1"><text:s text:c="2"/>return 0; </text:p>
      <text:p text:style-name="P1">} </text:p>
      <text:p text:style-name="P1"/>
      <text:p text:style-name="P1"/>
      <text:p text:style-name="P1"/>
      <text:p text:style-name="P1"/>
      <text:p text:style-name="P2"><text:soft-page-break/>// shortest path matrix exponentiation</text:p>
      <text:p text:style-name="P2">#include &lt;bits/stdc++.h&gt; </text:p>
      <text:p text:style-name="P2">using namespace std; </text:p>
      <text:p text:style-name="P2">const int OO = 1000000000; </text:p>
      <text:p text:style-name="P2">typedef long long ll; </text:p>
      <text:p text:style-name="P2">typedef vector&lt;vector&lt;int&gt;&gt; Mat; </text:p>
      <text:p text:style-name="P2">Mat sqr(const Mat&amp; A){ </text:p>
      <text:p text:style-name="P2"><text:s text:c="2"/>Mat C(A.size(), vector&lt;int&gt;(A.size(), OO)); </text:p>
      <text:p text:style-name="P2"><text:s text:c="2"/>for(int i = 0;i &lt; A.size();i++) </text:p>
      <text:p text:style-name="P2"><text:s text:c="4"/>for(int j = 0;j &lt; A.size();j++) </text:p>
      <text:p text:style-name="P2"><text:s text:c="6"/>for(int k = 0;k &lt; A.size();k++) </text:p>
      <text:p text:style-name="P2"><text:s text:c="8"/>C[i][j] = min(C[i][j], A[i][k] + A[k][j]); </text:p>
      <text:p text:style-name="P2"><text:s text:c="2"/>return C; </text:p>
      <text:p text:style-name="P2">} </text:p>
      <text:p text:style-name="P2">Mat shortest(Mat adj){ </text:p>
      <text:p text:style-name="P2"><text:s text:c="2"/>int n = adj.size(); </text:p>
      <text:p text:style-name="P2"><text:s text:c="2"/>int x = 1; </text:p>
      <text:p text:style-name="P2"><text:s text:c="2"/>while(x &lt; n - 1){ </text:p>
      <text:p text:style-name="P2"><text:s text:c="4"/>x *= 2; </text:p>
      <text:p text:style-name="P2"><text:s text:c="4"/>adj = sqr(adj); </text:p>
      <text:p text:style-name="P2"><text:s text:c="2"/>} </text:p>
      <text:p text:style-name="P2"><text:s text:c="2"/>return adj; </text:p>
      <text:p text:style-name="P2">} </text:p>
      <text:p text:style-name="P2">int main(int argc, char** argv) { </text:p>
      <text:p text:style-name="P2"><text:s text:c="2"/>int n, m; </text:p>
      <text:p text:style-name="P2"><text:s text:c="2"/>cin &gt;&gt; n &gt;&gt; m; </text:p>
      <text:p text:style-name="P2"/>
      <text:p text:style-name="P2"><text:s text:c="2"/>Mat adj(n, vector&lt;int&gt;(n, OO)); </text:p>
      <text:p text:style-name="P2"><text:s text:c="2"/>for(int i = 0;i &lt; n;i++) </text:p>
      <text:p text:style-name="P2"><text:s text:c="4"/>adj[i][i] = 0; </text:p>
      <text:p text:style-name="P2"><text:s text:c="2"/>int u, v, w; </text:p>
      <text:p text:style-name="P2"><text:s text:c="2"/>for(int i = 0;i &lt; m;i++){ </text:p>
      <text:p text:style-name="P2"><text:s text:c="4"/>cin &gt;&gt; u &gt;&gt; v &gt;&gt; w; </text:p>
      <text:p text:style-name="P2"><text:s text:c="4"/>u--, v--; </text:p>
      <text:p text:style-name="P2"><text:s text:c="4"/>adj[u][v] = adj[v][u] = w; </text:p>
      <text:p text:style-name="P2"><text:s text:c="2"/>} </text:p>
      <text:p text:style-name="P2"><text:s text:c="2"/>adj = shortest(adj); </text:p>
      <text:p text:style-name="P2"><text:s text:c="2"/>for(int i = 0;i &lt; n;i++){ </text:p>
      <text:p text:style-name="P2"><text:s text:c="4"/>for(int j = 0;j &lt; n;j++) </text:p>
      <text:p text:style-name="P2"><text:s text:c="6"/>cout &lt;&lt; adj[i][j] &lt;&lt; ' '; </text:p>
      <text:p text:style-name="P2"><text:s text:c="4"/>cout &lt;&lt; endl; </text:p>
      <text:p text:style-name="P2"><text:s text:c="2"/>} </text:p>
      <text:p text:style-name="P2"><text:s text:c="2"/>return 0; </text:p>
      <text:p text:style-name="P2">}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 Chinese remainder theorem</text:p>
      <text:p text:style-name="P2">#include &lt;bits/stdc++.h&gt; </text:p>
      <text:p text:style-name="P2">using namespace std; </text:p>
      <text:p text:style-name="P2">typedef unsigned long long ull; </text:p>
      <text:p text:style-name="P2">typedef long long ll; </text:p>
      <text:p text:style-name="P2">ll euclid(ll a, ll b, ll&amp; x, ll&amp; y){ </text:p>
      <text:p text:style-name="P2"><text:s text:c="2"/>if(b == 0){ </text:p>
      <text:p text:style-name="P2"><text:s text:c="4"/>x = 1; </text:p>
      <text:p text:style-name="P2"><text:s text:c="4"/>y = 0; </text:p>
      <text:p text:style-name="P2"><text:s text:c="4"/>return a; </text:p>
      <text:p text:style-name="P2"><text:s text:c="2"/>} </text:p>
      <text:p text:style-name="P2"><text:s text:c="2"/>ll x1, y1; </text:p>
      <text:p text:style-name="P2"><text:s text:c="2"/>ll g = euclid(b, a % b, x1, y1); </text:p>
      <text:p text:style-name="P2"><text:s text:c="2"/>x = y1; </text:p>
      <text:p text:style-name="P2"><text:s text:c="2"/>y = (x1 - a / b * y1); </text:p>
      <text:p text:style-name="P2"><text:s text:c="2"/>return g; </text:p>
      <text:p text:style-name="P2">} </text:p>
      <text:p text:style-name="P2">ll inv(ll n, int mod){ </text:p>
      <text:p text:style-name="P2"><text:s text:c="2"/>ll x, y; </text:p>
      <text:p text:style-name="P2"><text:s text:c="2"/>euclid(n, mod, x, y); </text:p>
      <text:p text:style-name="P2"><text:s text:c="2"/>return x; </text:p>
      <text:p text:style-name="P2">} </text:p>
      <text:p text:style-name="P2">ll solve(vector&lt;pair&lt;int, int&gt;&gt; v){ </text:p>
      <text:p text:style-name="P2"><text:s text:c="2"/>ll M = 1; </text:p>
      <text:p text:style-name="P2"><text:s text:c="2"/>for(auto &amp;el : v) </text:p>
      <text:p text:style-name="P2"><text:s text:c="4"/>M *= el.second; </text:p>
      <text:p text:style-name="P2"><text:s text:c="2"/>ll res = 0; </text:p>
      <text:p text:style-name="P2"><text:s text:c="2"/>for(int i = 0;i &lt; v.size();i++){ </text:p>
      <text:p text:style-name="P2"><text:s text:c="4"/>res += v[i].first * (M / v[i].second) % M * inv(M / v[i].second, v[i].second) % M; </text:p>
      <text:p text:style-name="P2"><text:s text:c="4"/>res %= M; </text:p>
      <text:p text:style-name="P2"><text:s text:c="2"/>} </text:p>
      <text:p text:style-name="P2"><text:s text:c="2"/>return (res + M) % M; </text:p>
      <text:p text:style-name="P2">} </text:p>
      <text:p text:style-name="P2">int main() </text:p>
      <text:p text:style-name="P2">{ </text:p>
      <text:p text:style-name="P2"><text:s text:c="2"/>// <text:s/>freopen("in.txt", "r", stdin); </text:p>
      <text:p text:style-name="P2"><text:s text:c="2"/>// <text:s/>freopen("out.txt", "w", stdout); </text:p>
      <text:p text:style-name="P2"><text:s text:c="2"/>cout &lt;&lt; solve({{2, 3}, {3, 8}}); </text:p>
      <text:p text:style-name="P2"><text:s text:c="2"/>return 0; </text:p>
      <text:p text:style-name="P2">}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 rabin miller primality test</text:p>
      <text:p text:style-name="P2">#define EPS 1e-38 </text:p>
      <text:p text:style-name="P2">#define OO 1e9 </text:p>
      <text:p text:style-name="P2">#define ll long long </text:p>
      <text:p text:style-name="P2">#define forn(i, n) for(int i = 0;i &lt; n;i++) </text:p>
      <text:p text:style-name="P2">const ll MOD = 1000000007; </text:p>
      <text:p text:style-name="P2">using namespace std; </text:p>
      <text:p text:style-name="P2">ll pow1(ll n, int p, int MOD){ </text:p>
      <text:p text:style-name="P2"><text:s text:c="2"/>ll cur = n, res = 1; </text:p>
      <text:p text:style-name="P2"><text:s text:c="2"/>while(p){ </text:p>
      <text:p text:style-name="P2"><text:s text:c="4"/>if(p &amp; 1) </text:p>
      <text:p text:style-name="P2"><text:s text:c="6"/>(res *= cur) %= MOD; </text:p>
      <text:p text:style-name="P2"><text:s text:c="4"/>p /= 2; </text:p>
      <text:p text:style-name="P2"><text:s text:c="4"/>(cur *= cur) %= MOD; </text:p>
      <text:p text:style-name="P2"><text:s text:c="2"/>} </text:p>
      <text:p text:style-name="P2"><text:s text:c="2"/>return res; </text:p>
      <text:p text:style-name="P2">} </text:p>
      <text:p text:style-name="P2">bool is_prime(ll n){ </text:p>
      <text:p text:style-name="P2"><text:s text:c="2"/>if(n == 2 || n == 3) </text:p>
      <text:p text:style-name="P2"><text:s text:c="4"/>return true; </text:p>
      <text:p text:style-name="P2"><text:s text:c="2"/>if(n &lt; 2) </text:p>
      <text:p text:style-name="P2"><text:s text:c="4"/>return false; </text:p>
      <text:p text:style-name="P2"><text:s text:c="2"/>int s = 0; </text:p>
      <text:p text:style-name="P2"><text:s text:c="2"/>int m = n - 1; </text:p>
      <text:p text:style-name="P2"><text:s text:c="2"/>while(m % 2 == 0){ </text:p>
      <text:p text:style-name="P2"><text:s text:c="4"/>m /= 2; </text:p>
      <text:p text:style-name="P2"><text:s text:c="4"/>s++; </text:p>
      <text:p text:style-name="P2"><text:s text:c="2"/>} </text:p>
      <text:p text:style-name="P2"><text:s text:c="2"/>for(int i = 0;i &lt; 30;i++){ </text:p>
      <text:p text:style-name="P2"><text:s text:c="4"/>ll x = rand() % (n - 3) + 2; </text:p>
      <text:p text:style-name="P2"><text:s text:c="4"/>ll p1 = pow1(x, m, n); </text:p>
      <text:p text:style-name="P2"/>
      <text:p text:style-name="P2"><text:s text:c="4"/>if(p1 == 1 || p1 == n - 1) </text:p>
      <text:p text:style-name="P2"><text:s text:c="6"/>continue; </text:p>
      <text:p text:style-name="P2"><text:s text:c="4"/>bool ok = 0; </text:p>
      <text:p text:style-name="P2"><text:s text:c="4"/>for(int j = 0;j &lt; s;j++){ </text:p>
      <text:p text:style-name="P2"><text:s text:c="6"/>(p1 *= p1) %= n; </text:p>
      <text:p text:style-name="P2"><text:s text:c="6"/>if(p1 == n - 1){ </text:p>
      <text:p text:style-name="P2"><text:s text:c="8"/>ok = 1; </text:p>
      <text:p text:style-name="P2"><text:s text:c="8"/>break; </text:p>
      <text:p text:style-name="P2"><text:s text:c="6"/>} </text:p>
      <text:p text:style-name="P2"><text:s text:c="4"/>} </text:p>
      <text:p text:style-name="P2"><text:s text:c="4"/>if(!ok) </text:p>
      <text:p text:style-name="P2"><text:s text:c="6"/>return false; </text:p>
      <text:p text:style-name="P2"><text:s text:c="2"/>} </text:p>
      <text:p text:style-name="P2"><text:s text:c="2"/>return true; </text:p>
      <text:p text:style-name="P2">} </text:p>
      <text:p text:style-name="P2"/>
      <text:p text:style-name="P2">int main(){ </text:p>
      <text:p text:style-name="P2"><text:s text:c="2"/>srand(time(0)); </text:p>
      <text:p text:style-name="P2"><text:s text:c="2"/>cout &lt;&lt; is_prime(1000000009) &lt;&lt; endl; </text:p>
      <text:p text:style-name="P2">} </text:p>
      <text:p text:style-name="P2">// HLD</text:p>
      <text:p text:style-name="P2">using namespace std;</text:p>
      <text:p text:style-name="P2">const int N = 100001;</text:p>
      <text:p text:style-name="P2">const int LG = 18;</text:p>
      <text:p text:style-name="P2">vector&lt;int&gt; adj[N];</text:p>
      <text:p text:style-name="P2">int sz[N];</text:p>
      <text:p text:style-name="P2">int sc[N];</text:p>
      <text:p text:style-name="P2">int par[N];</text:p>
      <text:p text:style-name="P2">int depth[N];</text:p>
      <text:p text:style-name="P2">void dfs(int nd, int p, int d){</text:p>
      <text:p text:style-name="P2"><text:s text:c="2"/>par[nd] = p;</text:p>
      <text:p text:style-name="P2"><text:s text:c="2"/>depth[nd] = d;</text:p>
      <text:p text:style-name="P2"><text:s text:c="2"/>sz[nd] = 1;</text:p>
      <text:p text:style-name="P2"><text:s text:c="2"/>for(auto el : adj[nd]){</text:p>
      <text:p text:style-name="P2"><text:s text:c="4"/>if(el == p)continue;</text:p>
      <text:p text:style-name="P2"><text:s text:c="4"/>dfs(el, nd, d + 1);</text:p>
      <text:p text:style-name="P2"><text:s text:c="4"/>sz[nd] += sz[el];</text:p>
      <text:p text:style-name="P2"><text:s text:c="4"/>if(sc[nd] == 0 || sz[el] &gt; sz[sc[nd]])sc[nd] = el;</text:p>
      <text:p text:style-name="P2"><text:s text:c="2"/>}</text:p>
      <text:p text:style-name="P2">}</text:p>
      <text:p text:style-name="P2">// tree is decomposed into paths. Each path is stored in contiguous subarray in arr.</text:p>
      <text:p text:style-name="P2">int pos_in_arr[N];</text:p>
      <text:p text:style-name="P2">int arr[N*2];</text:p>
      <text:p text:style-name="P2">int chain[N];</text:p>
      <text:p text:style-name="P2">int chain_num = 0;</text:p>
      <text:p text:style-name="P2">int head[N];</text:p>
      <text:p text:style-name="P2">int pos = 0;</text:p>
      <text:p text:style-name="P2">void hld(int nd){</text:p>
      <text:p text:style-name="P2"><text:s text:c="2"/>pos_in_arr[nd] = pos++;</text:p>
      <text:p text:style-name="P2"><text:s text:c="2"/>assert(pos &lt;= N);</text:p>
      <text:p text:style-name="P2"><text:s text:c="2"/>arr[pos - 1] = -1;</text:p>
      <text:p text:style-name="P2"><text:s text:c="2"/>chain[nd] = chain_num;</text:p>
      <text:p text:style-name="P2"><text:s text:c="2"/>if(sc[nd] != 0){</text:p>
      <text:p text:style-name="P2"><text:s text:c="4"/>head[sc[nd]] = head[nd];</text:p>
      <text:p text:style-name="P2"><text:s text:c="4"/>hld(sc[nd]);</text:p>
      <text:p text:style-name="P2"><text:s text:c="2"/>}</text:p>
      <text:p text:style-name="P2"><text:s text:c="2"/>for(auto el : adj[nd]){</text:p>
      <text:p text:style-name="P2"><text:s text:c="4"/>if(sz[el] &gt; sz[nd])continue;</text:p>
      <text:p text:style-name="P2"><text:s text:c="4"/>if(sc[nd] == el)continue;</text:p>
      <text:p text:style-name="P2"><text:s text:c="4"/>chain_num++;</text:p>
      <text:p text:style-name="P2"><text:s text:c="4"/>head[el] = el;</text:p>
      <text:p text:style-name="P2"><text:s text:c="4"/>hld(el);</text:p>
      <text:p text:style-name="P2"><text:s text:c="2"/>}</text:p>
      <text:p text:style-name="P2">}</text:p>
      <text:p text:style-name="P2">int main()</text:p>
      <text:p text:style-name="P2">{</text:p>
      <text:p text:style-name="P2">// <text:s/>freopen("in.txt", "r", stdin);</text:p>
      <text:p text:style-name="P2">// <text:s/>freopen("out.txt", "w", stdout);</text:p>
      <text:p text:style-name="P2"><text:s text:c="4"/>dfs(0, -1, 0);</text:p>
      <text:p text:style-name="P2"><text:s text:c="4"/>hld(0);</text:p>
      <text:p text:style-name="P2">}</text:p>
      <text:p text:style-name="P2"><text:soft-page-break/>// Centroid decomposition</text:p>
      <text:p text:style-name="P2"/>
      <text:p text:style-name="P2">#include &lt;bits/stdc++.h&gt;</text:p>
      <text:p text:style-name="P2">#define ODD(n) (2*n+1)</text:p>
      <text:p text:style-name="P2">#define OO 1e9</text:p>
      <text:p text:style-name="P2">#define EVEN(n) (2*n)</text:p>
      <text:p text:style-name="P2">using namespace std;</text:p>
      <text:p text:style-name="P2">const int N = 100001;</text:p>
      <text:p text:style-name="P2">vector&lt;int&gt; adj[N];</text:p>
      <text:p text:style-name="P2">vector&lt;int&gt; dec_adj[N];</text:p>
      <text:p text:style-name="P2">int dec_par[N];</text:p>
      <text:p text:style-name="P2">int par[N];</text:p>
      <text:p text:style-name="P2">int depth[N];</text:p>
      <text:p text:style-name="P2">bool done[N];</text:p>
      <text:p text:style-name="P2">int sz[N];</text:p>
      <text:p text:style-name="P2">int dfs(int u, int p){</text:p>
      <text:p text:style-name="P2"><text:s text:c="4"/>if(done[u])return 0;</text:p>
      <text:p text:style-name="P2"><text:s text:c="4"/>if(p != -1)</text:p>
      <text:p text:style-name="P2"><text:s text:c="6"/>depth[u] = depth[p] + 1;</text:p>
      <text:p text:style-name="P2"><text:s text:c="4"/>par[u] = p;</text:p>
      <text:p text:style-name="P2"><text:s text:c="4"/>int res = 1;</text:p>
      <text:p text:style-name="P2"><text:s text:c="4"/>for(auto el : adj[u])</text:p>
      <text:p text:style-name="P2"><text:s text:c="8"/>if(p != el)</text:p>
      <text:p text:style-name="P2"><text:s text:c="12"/>res += dfs(el, u);</text:p>
      <text:p text:style-name="P2"><text:s text:c="4"/>return sz[u] = res;</text:p>
      <text:p text:style-name="P2">}</text:p>
      <text:p text:style-name="P2">int get_centroid(int u, int p, int tree_size){</text:p>
      <text:p text:style-name="P2"><text:s text:c="4"/>for(auto el : adj[u])</text:p>
      <text:p text:style-name="P2"><text:s text:c="8"/>if(p != el &amp;&amp; !done[el] &amp;&amp; sz[el] &gt; tree_size/2)</text:p>
      <text:p text:style-name="P2"><text:s text:c="12"/>return get_centroid(el, u, tree_size);</text:p>
      <text:p text:style-name="P2"><text:s text:c="4"/>return u;</text:p>
      <text:p text:style-name="P2"/>
      <text:p text:style-name="P2">}</text:p>
      <text:p text:style-name="P2">void <text:s/>add_edge(int a, int b){</text:p>
      <text:p text:style-name="P2"><text:s text:c="4"/>dec_adj[a].push_back(b);</text:p>
      <text:p text:style-name="P2"><text:s text:c="4"/>par[b] = a;</text:p>
      <text:p text:style-name="P2">}</text:p>
      <text:p text:style-name="P2">int decompose(int u){</text:p>
      <text:p text:style-name="P2"><text:s text:c="4"/>int tree_size = dfs(u, -1);</text:p>
      <text:p text:style-name="P2"><text:s text:c="4"/>int cent = get_centroid(u, -1, tree_size);</text:p>
      <text:p text:style-name="P2"><text:s text:c="4"/>done[cent] = 1;</text:p>
      <text:p text:style-name="P2"><text:s text:c="4"/>for(auto el : adj[cent])</text:p>
      <text:p text:style-name="P2"><text:s text:c="8"/>if(!done[el])</text:p>
      <text:p text:style-name="P2"><text:s text:c="12"/>add_edge(cent, decompose(el));</text:p>
      <text:p text:style-name="P2"><text:s text:c="4"/>return cent;</text:p>
      <text:p text:style-name="P2">}</text:p>
      <text:p text:style-name="P2"/>
      <text:p text:style-name="P2">//lca</text:p>
      <text:p text:style-name="P2">const int LG = 18;</text:p>
      <text:p text:style-name="P2">int st[N][LG];</text:p>
      <text:p text:style-name="P2">void init(){</text:p>
      <text:p text:style-name="P2"><text:s text:c="2"/>for(int i = 0;i &lt; N;i++)</text:p>
      <text:p text:style-name="P2"><text:s text:c="4"/>st[i][0] = par[i];</text:p>
      <text:p text:style-name="P2"><text:s text:c="2"/>memset(st, -1, sizeof(st));</text:p>
      <text:p text:style-name="P2"><text:s text:c="2"/>for(int i = 1;i &lt; LG;i++)</text:p>
      <text:p text:style-name="P2"><text:s text:c="4"/>for(int j = 0;j &lt; N;j++)</text:p>
      <text:p text:style-name="P2"><text:s text:c="6"/>if(st[j][i - 1] != -1)</text:p>
      <text:p text:style-name="P2"><text:s text:c="8"/>st[j][i] = st[st[j][i-1]][i-1];</text:p>
      <text:p text:style-name="P2">}</text:p>
      <text:p text:style-name="P2">int lca(int u, int v){</text:p>
      <text:p text:style-name="P2"><text:s text:c="2"/>if(depth[u] &lt; depth[v])swap(u, v);</text:p>
      <text:p text:style-name="P2"><text:s text:c="2"/>int dif = depth[u] - depth[v];</text:p>
      <text:p text:style-name="P2"><text:s text:c="2"/>for(int i = LG - 1;i &gt;= 0;i--){</text:p>
      <text:p text:style-name="P2"><text:s text:c="4"/>if(dif &amp; (1 &lt;&lt; LG))</text:p>
      <text:p text:style-name="P2"><text:s text:c="6"/>u = st[u][i];</text:p>
      <text:p text:style-name="P2"><text:s text:c="2"/>}</text:p>
      <text:p text:style-name="P2"><text:s text:c="2"/>if(u == v)</text:p>
      <text:p text:style-name="P2"><text:s text:c="4"/>return u;</text:p>
      <text:p text:style-name="P2"><text:s text:c="2"/>for(int i = LG - 1;i &gt;= 0;i--){</text:p>
      <text:p text:style-name="P2"><text:s text:c="4"/>if(st[u][i] != -1 &amp;&amp; st[u][i] != st[v][i])</text:p>
      <text:p text:style-name="P2"><text:s text:c="6"/>u = st[u][i], v = st[v][i];</text:p>
      <text:p text:style-name="P2"><text:s text:c="2"/>}</text:p>
      <text:p text:style-name="P2"><text:s text:c="2"/>u = st[u][0];</text:p>
      <text:p text:style-name="P2"><text:s text:c="2"/>return u;</text:p>
      <text:p text:style-name="P2">}</text:p>
      <text:p text:style-name="P2"/>
      <text:p text:style-name="P2">int dist(int u, int v){</text:p>
      <text:p text:style-name="P2"><text:s text:c="2"/>int lc = lca(u, v);</text:p>
      <text:p text:style-name="P2"><text:s text:c="2"/>return depth[u] + depth[v] - 2 * depth[lc];</text:p>
      <text:p text:style-name="P2">}</text:p>
      <text:p text:style-name="P2"/>
      <text:p text:style-name="P2">int main()</text:p>
      <text:p text:style-name="P2">{</text:p>
      <text:p text:style-name="P2">// <text:s text:c="3"/>freopen("in.txt", "r", stdin);</text:p>
      <text:p text:style-name="P2">// <text:s text:c="3"/>freopen("out.txt", "w", stdout);</text:p>
      <text:p text:style-name="P2"><text:s text:c="4"/>int n, q;</text:p>
      <text:p text:style-name="P2"><text:s text:c="4"/>scanf("%d %d", &amp;n, &amp;q);</text:p>
      <text:p text:style-name="P2"><text:s text:c="4"/>int m = n-1;</text:p>
      <text:p text:style-name="P2"><text:s text:c="4"/>int x, y;</text:p>
      <text:p text:style-name="P2"><text:s text:c="4"/>for(int i = 0;i &lt; m;i++){</text:p>
      <text:p text:style-name="P2"><text:s text:c="8"/>scanf("%d %d", &amp;x, &amp;y);</text:p>
      <text:p text:style-name="P2"><text:s text:c="8"/>adj[x].push_back(y);</text:p>
      <text:p text:style-name="P2"><text:s text:c="8"/>adj[y].push_back(x);</text:p>
      <text:p text:style-name="P2"><text:s text:c="4"/>}</text:p>
      <text:p text:style-name="P2"><text:s text:c="4"/>int root = decompose(1);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 suffix array</text:p>
      <text:p text:style-name="P2">#include &lt;bits/stdc++.h&gt; </text:p>
      <text:p text:style-name="P2"/>
      <text:p text:style-name="P2">using namespace std; </text:p>
      <text:p text:style-name="P2">// N should be at least 1.5 * (2 ^ LGN) </text:p>
      <text:p text:style-name="P2">const int N = 2 * (1 &lt;&lt; 10); </text:p>
      <text:p text:style-name="P2">// LGN is max power of 2 &gt;= max size </text:p>
      <text:p text:style-name="P2">const int LGN = 10; </text:p>
      <text:p text:style-name="P2">class Suffix_array{ </text:p>
      <text:p text:style-name="P2"><text:s text:c="2"/>public: </text:p>
      <text:p text:style-name="P2"><text:s text:c="4"/>int sort_index[LGN + 1][N]; </text:p>
      <text:p text:style-name="P2"><text:s text:c="4"/>int n; </text:p>
      <text:p text:style-name="P2"><text:s text:c="4"/>string str; </text:p>
      <text:p text:style-name="P2"><text:s text:c="4"/>vector&lt;int&gt; suff; </text:p>
      <text:p text:style-name="P2"><text:s text:c="4"/>vector&lt;int&gt; lcp; </text:p>
      <text:p text:style-name="P2"><text:s text:c="4"/>Suffix_array(string _str){ </text:p>
      <text:p text:style-name="P2"><text:s text:c="6"/>str = _str; </text:p>
      <text:p text:style-name="P2"><text:s text:c="6"/>memset(sort_index, -1, sizeof(sort_index)); </text:p>
      <text:p text:style-name="P2"><text:s text:c="6"/>vector&lt;pair&lt;pair&lt;int, int&gt;, int&gt;&gt; L; // pair of previous sorted index, index </text:p>
      <text:p text:style-name="P2"><text:s text:c="6"/>n = str.size(); </text:p>
      <text:p text:style-name="P2"><text:s text:c="6"/>init_L(L); </text:p>
      <text:p text:style-name="P2"><text:s text:c="6"/>assign_sort_index(L, 0); </text:p>
      <text:p text:style-name="P2"><text:s text:c="6"/>for(int i = 1;i &lt;= LGN;i++){ </text:p>
      <text:p text:style-name="P2"><text:s text:c="8"/>assign_L(L, i); </text:p>
      <text:p text:style-name="P2"><text:s text:c="8"/>assign_sort_index(L, i); </text:p>
      <text:p text:style-name="P2"><text:s text:c="6"/>} </text:p>
      <text:p text:style-name="P2"><text:s text:c="6"/>assign_suff(LGN); </text:p>
      <text:p text:style-name="P2"><text:s text:c="6"/>compute_lcp(); </text:p>
      <text:p text:style-name="P2"><text:s text:c="4"/>} </text:p>
      <text:p text:style-name="P2"/>
      <text:p text:style-name="P2"><text:s text:c="2"/>private: </text:p>
      <text:p text:style-name="P2"><text:s text:c="4"/>void init_L(vector&lt;pair&lt;pair&lt;int, int&gt;, int&gt;&gt;&amp; L){ </text:p>
      <text:p text:style-name="P2"><text:s text:c="6"/>L.resize(n); </text:p>
      <text:p text:style-name="P2"><text:s text:c="6"/>for(int i = 0;i &lt; n;i++) </text:p>
      <text:p text:style-name="P2"><text:s text:c="8"/>L[i] = {{str[i], -1}, i}; </text:p>
      <text:p text:style-name="P2"><text:s text:c="6"/>sort(L.begin(), L.end()); </text:p>
      <text:p text:style-name="P2"><text:s text:c="4"/>} </text:p>
      <text:p text:style-name="P2"/>
      <text:p text:style-name="P2"><text:s text:c="4"/>void assign_L(vector&lt;pair&lt;pair&lt;int, int&gt;, int&gt;&gt;&amp; L, int in){ </text:p>
      <text:p text:style-name="P2"><text:s text:c="6"/>for(int i = 0;i &lt; n;i++) </text:p>
      <text:p text:style-name="P2"><text:s text:c="8"/>L[i] = {{sort_index[in-1][i], sort_index[in-1][i + (1 &lt;&lt; (in - 1))]}, i}; </text:p>
      <text:p text:style-name="P2"><text:s text:c="6"/>sort(L.begin(), L.end()); </text:p>
      <text:p text:style-name="P2"><text:s text:c="4"/>} </text:p>
      <text:p text:style-name="P2"><text:s text:c="4"/>void assign_sort_index(vector&lt;pair&lt;pair&lt;int, int&gt;, int&gt;&gt;&amp; L, int in){ </text:p>
      <text:p text:style-name="P2"><text:s text:c="6"/>for(int i = 0;i &lt; n;i++){ </text:p>
      <text:p text:style-name="P2"><text:s text:c="8"/>if(i &amp;&amp; L[i].first == L[i-1].first) </text:p>
      <text:p text:style-name="P2"><text:s text:c="10"/>sort_index[in][L[i].second] = sort_index[in][L[i-1].second]; </text:p>
      <text:p text:style-name="P2"><text:s text:c="8"/>else </text:p>
      <text:p text:style-name="P2"><text:s text:c="10"/>sort_index[in][L[i].second] = i; </text:p>
      <text:p text:style-name="P2"><text:s text:c="6"/>} </text:p>
      <text:p text:style-name="P2"><text:s text:c="4"/>} </text:p>
      <text:p text:style-name="P2"><text:s text:c="4"/>void assign_suff(int in){ </text:p>
      <text:p text:style-name="P2"><text:s text:c="6"/>suff.resize(n); </text:p>
      <text:p text:style-name="P2"><text:s text:c="6"/>for(int i = 0;i &lt; n;i++){ </text:p>
      <text:p text:style-name="P2"><text:s text:c="8"/>suff[sort_index[in][i]] = i; </text:p>
      <text:p text:style-name="P2"><text:s text:c="6"/>} </text:p>
      <text:p text:style-name="P2"><text:s text:c="4"/>} </text:p>
      <text:p text:style-name="P2"><text:s text:c="4"/>void compute_lcp(){ </text:p>
      <text:p text:style-name="P2"><text:s text:c="6"/>lcp.resize(n); </text:p>
      <text:p text:style-name="P2"><text:s text:c="6"/>vector&lt;int&gt; rank(n); </text:p>
      <text:p text:style-name="P2"><text:s text:c="6"/>int k = 0; </text:p>
      <text:p text:style-name="P2"><text:s text:c="6"/>for(int i = 0;i &lt; n;i++) </text:p>
      <text:p text:style-name="P2"><text:s text:c="8"/>rank[suff[i]] = i; </text:p>
      <text:p text:style-name="P2"><text:s text:c="6"/>for(int i = 0;i &lt; n;i++, k &amp;&amp; k--){ </text:p>
      <text:p text:style-name="P2"><text:s text:c="8"/>if(rank[i] == n - 1){ </text:p>
      <text:p text:style-name="P2"><text:s text:c="10"/>k = 0; </text:p>
      <text:p text:style-name="P2"><text:s text:c="10"/>continue; </text:p>
      <text:p text:style-name="P2"><text:s text:c="8"/>} </text:p>
      <text:p text:style-name="P2"><text:s text:c="8"/>int j = suff[rank[i] + 1]; </text:p>
      <text:p text:style-name="P2"><text:s text:c="8"/>while(i + k &lt; n &amp;&amp; j + k &lt; n &amp;&amp; str[i+k] == str[j+k])k++; </text:p>
      <text:p text:style-name="P2"><text:s text:c="8"/>lcp[rank[i]] = k; </text:p>
      <text:p text:style-name="P2"><text:s text:c="6"/>} </text:p>
      <text:p text:style-name="P2"><text:s text:c="4"/>} </text:p>
      <text:p text:style-name="P2">}; </text:p>
      <text:p text:style-name="P2"/>
      <text:p text:style-name="P2">// prefix function</text:p>
      <text:p text:style-name="P2">vector&lt;int&gt; prefix_function(string str){ </text:p>
      <text:p text:style-name="P2"><text:s text:c="2"/>int n = str.size(); </text:p>
      <text:p text:style-name="P2"><text:s text:c="2"/>vector&lt;int&gt; pre(n); </text:p>
      <text:p text:style-name="P2"><text:s text:c="2"/>for(int i = 1;i &lt; str.size();i++){ </text:p>
      <text:p text:style-name="P2"><text:s text:c="4"/>int k = pre[i - 1]; </text:p>
      <text:p text:style-name="P2"><text:s text:c="4"/>while(k &amp;&amp; str[i] != str[k]) </text:p>
      <text:p text:style-name="P2"><text:s text:c="6"/>k = pre[k - 1]; </text:p>
      <text:p text:style-name="P2"/>
      <text:p text:style-name="P2"><text:s text:c="4"/>if(str[k] == str[i]) </text:p>
      <text:p text:style-name="P2"><text:s text:c="6"/>k++; </text:p>
      <text:p text:style-name="P2"/>
      <text:p text:style-name="P2"><text:s text:c="4"/>pre[i] = k; </text:p>
      <text:p text:style-name="P2"><text:s text:c="2"/>} </text:p>
      <text:p text:style-name="P2"><text:s text:c="2"/>return pre; 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lass Aho{ </text:p>
      <text:p text:style-name="P2"><text:s text:c="4"/>public: </text:p>
      <text:p text:style-name="P2"><text:s text:c="8"/>Aho(){ </text:p>
      <text:p text:style-name="P2"><text:s text:c="12"/>memset(tree[root].next, -1, sizeof(tree[root].next)); </text:p>
      <text:p text:style-name="P2"><text:s text:c="12"/>memset(tree[root].go, -1, sizeof(tree[root].go)); </text:p>
      <text:p text:style-name="P2"><text:s text:c="12"/>tree[root].suffix_link = tree[root].dict_link = -1; </text:p>
      <text:p text:style-name="P2"><text:s text:c="12"/>tree[root].p = -1; </text:p>
      <text:p text:style-name="P2"><text:s text:c="12"/>tree[root].c = '$'; </text:p>
      <text:p text:style-name="P2"><text:s text:c="12"/>tree[root].in = -1; </text:p>
      <text:p text:style-name="P2"><text:s text:c="8"/>} </text:p>
      <text:p text:style-name="P2"><text:s text:c="8"/>void add_string(string str){ </text:p>
      <text:p text:style-name="P2"><text:s text:c="12"/>patterns.push_back(str); </text:p>
      <text:p text:style-name="P2"><text:s text:c="12"/>int state = root; </text:p>
      <text:p text:style-name="P2"><text:s text:c="12"/>for(int i = 0;i &lt; str.size();i++){ </text:p>
      <text:p text:style-name="P2"><text:s text:c="16"/>char c = str[i]; </text:p>
      <text:p text:style-name="P2"><text:s text:c="16"/>if(tree[state].next[c-'a'] == -1) </text:p>
      <text:p text:style-name="P2"><text:s text:c="20"/>tree[state].next[c-'a'] = add_node(c, state); </text:p>
      <text:p text:style-name="P2"><text:s text:c="16"/>state = tree[state].next[c-'a']; </text:p>
      <text:p text:style-name="P2"><text:s text:c="12"/>} </text:p>
      <text:p text:style-name="P2"><text:s text:c="12"/>tree[state].in = patterns.size()-1; </text:p>
      <text:p text:style-name="P2"><text:s text:c="8"/>} </text:p>
      <text:p text:style-name="P2"><text:s text:c="8"/>void match(string str){ </text:p>
      <text:p text:style-name="P2"><text:s text:c="12"/>int state = 0; </text:p>
      <text:p text:style-name="P2"><text:s text:c="12"/>for(int i = 0;i &lt; str.size();i++){ </text:p>
      <text:p text:style-name="P2"><text:s text:c="16"/>state = go(state, str[i]); </text:p>
      <text:p text:style-name="P2"><text:s text:c="16"/>out(state, i); </text:p>
      <text:p text:style-name="P2"><text:s text:c="12"/>} </text:p>
      <text:p text:style-name="P2"><text:s text:c="8"/>}</text:p>
      <text:p text:style-name="P2"><text:s text:c="8"/>struct node{ </text:p>
      <text:p text:style-name="P2"><text:s text:c="12"/>int go[26]; </text:p>
      <text:p text:style-name="P2"><text:s text:c="12"/>int next[26]; </text:p>
      <text:p text:style-name="P2"><text:s text:c="12"/>char c; </text:p>
      <text:p text:style-name="P2"><text:s text:c="12"/>int p; </text:p>
      <text:p text:style-name="P2"><text:s text:c="12"/>int suffix_link; </text:p>
      <text:p text:style-name="P2"><text:s text:c="12"/>int dict_link; </text:p>
      <text:p text:style-name="P2"><text:s text:c="12"/>int in; </text:p>
      <text:p text:style-name="P2"><text:s text:c="8"/>} tree[10001]; </text:p>
      <text:p text:style-name="P2"><text:s text:c="8"/>int sz = 1; </text:p>
      <text:p text:style-name="P2"><text:s text:c="8"/>int root = <text:s/>0; </text:p>
      <text:p text:style-name="P2"><text:s text:c="8"/>vector&lt;string&gt; patterns; </text:p>
      <text:p text:style-name="P2"><text:s text:c="8"/>int add_node(char c, int p){ </text:p>
      <text:p text:style-name="P2"><text:s text:c="12"/>int new_in = sz++; </text:p>
      <text:p text:style-name="P2"><text:s text:c="12"/>memset(tree[new_in].next, -1, sizeof(tree[new_in].next)); </text:p>
      <text:p text:style-name="P2"><text:s text:c="12"/>memset(tree[new_in].go, -1, sizeof(tree[new_in].go)); </text:p>
      <text:p text:style-name="P2"><text:s text:c="12"/>tree[new_in].p = p; </text:p>
      <text:p text:style-name="P2"><text:s text:c="12"/>tree[new_in].c = c; </text:p>
      <text:p text:style-name="P2"><text:s text:c="12"/>tree[new_in].in = -1; </text:p>
      <text:p text:style-name="P2"><text:s text:c="12"/>tree[new_in].suffix_link = tree[new_in].dict_link = -1; </text:p>
      <text:p text:style-name="P2"><text:s text:c="12"/>return new_in; </text:p>
      <text:p text:style-name="P2"><text:s text:c="8"/>} </text:p>
      <text:p text:style-name="P2"><text:s text:c="8"/>int go(int state, char c){ </text:p>
      <text:p text:style-name="P2"><text:s text:c="12"/>if(tree[state].go[c-'a'] == -1){ </text:p>
      <text:p text:style-name="P2"><text:s text:c="16"/>if(tree[state].next[c-'a'] != -1) </text:p>
      <text:p text:style-name="P2"><text:s text:c="20"/>tree[state].go[c-'a'] = tree[state].next[c-'a']; </text:p>
      <text:p text:style-name="P2"><text:s text:c="16"/>else </text:p>
      <text:p text:style-name="P2"><text:s text:c="20"/>tree[state].go[c-'a'] = state == 0 ? 0 : go(get_suffix_link(state), c); </text:p>
      <text:p text:style-name="P2"><text:s text:c="12"/>} </text:p>
      <text:p text:style-name="P2"><text:s text:c="12"/>return tree[state].go[c-'a']; </text:p>
      <text:p text:style-name="P2"><text:s text:c="8"/>} </text:p>
      <text:p text:style-name="P2"><text:s text:c="8"/>int get_suffix_link(int state){ </text:p>
      <text:p text:style-name="P2"><text:s text:c="12"/>if(tree[state].suffix_link == -1){ </text:p>
      <text:p text:style-name="P2"><text:s text:c="16"/>if(state == 0 || tree[state].p == 0){ </text:p>
      <text:p text:style-name="P2"><text:s text:c="20"/>tree[state].suffix_link = 0; </text:p>
      <text:p text:style-name="P2"><text:s text:c="16"/>} </text:p>
      <text:p text:style-name="P2"><text:s text:c="16"/>else </text:p>
      <text:p text:style-name="P2"><text:s text:c="20"/>tree[state].suffix_link = go(get_suffix_link(tree[state].p), tree[state].c); </text:p>
      <text:p text:style-name="P2"><text:s text:c="12"/>} </text:p>
      <text:p text:style-name="P2"><text:s text:c="12"/>return tree[state].suffix_link; </text:p>
      <text:p text:style-name="P2"><text:s text:c="8"/>} </text:p>
      <text:p text:style-name="P2"><text:s text:c="8"/>int get_dict_link(int state){ </text:p>
      <text:p text:style-name="P2"><text:s text:c="12"/>if(tree[state].dict_link == -1){ </text:p>
      <text:p text:style-name="P2"><text:s text:c="16"/>if(state == 0) </text:p>
      <text:p text:style-name="P2"><text:s text:c="20"/>tree[state].dict_link = 0; </text:p>
      <text:p text:style-name="P2"><text:s text:c="16"/>else{ </text:p>
      <text:p text:style-name="P2"><text:s text:c="20"/>int suf = get_suffix_link(state); </text:p>
      <text:p text:style-name="P2"><text:s text:c="20"/>if(tree[suf].in != -1) </text:p>
      <text:p text:style-name="P2"><text:s text:c="24"/>tree[state].dict_link = suf; </text:p>
      <text:p text:style-name="P2"><text:s text:c="20"/>else </text:p>
      <text:p text:style-name="P2"><text:s text:c="24"/>tree[state].dict_link = get_dict_link(suf); </text:p>
      <text:p text:style-name="P2"><text:s text:c="16"/>} </text:p>
      <text:p text:style-name="P2"><text:s text:c="12"/>} </text:p>
      <text:p text:style-name="P2"><text:s text:c="12"/>return tree[state].dict_link; </text:p>
      <text:p text:style-name="P2"><text:s text:c="8"/>} </text:p>
      <text:p text:style-name="P2"><text:s text:c="8"/>void out(int state, int pos){ </text:p>
      <text:p text:style-name="P2"><text:s text:c="12"/>if(tree[state].in == -1) </text:p>
      <text:p text:style-name="P2"><text:s text:c="16"/>state = get_dict_link(state); </text:p>
      <text:p text:style-name="P2"><text:s text:c="12"/>while(state != root){ </text:p>
      <text:p text:style-name="P2"><text:s text:c="16"/>state = get_dict_link(state); </text:p>
      <text:p text:style-name="P2"><text:s text:c="12"/>} </text:p>
      <text:p text:style-name="P2"><text:s text:c="8"/>} </text:p>
      <text:p text:style-name="P2">}; </text:p>
      <text:p text:style-name="P4"><text:soft-page-break/>struct Complex{</text:p>
      <text:p text:style-name="P4"><text:s text:c="2"/>double x, y;</text:p>
      <text:p text:style-name="P4"><text:s text:c="2"/>Complex(){</text:p>
      <text:p text:style-name="P4"><text:s text:c="4"/>x = y = 0;</text:p>
      <text:p text:style-name="P4"><text:s text:c="2"/>}</text:p>
      <text:p text:style-name="P4"><text:s text:c="2"/>Complex(double _x, double _y) : x {_x}, y {_y}{}</text:p>
      <text:p text:style-name="P4"><text:s text:c="2"/>Complex(double _x) : x {_x}, y {0} {}</text:p>
      <text:p text:style-name="P4">};</text:p>
      <text:p text:style-name="P4">Complex operator*(const Complex&amp; a, const Complex&amp; b){</text:p>
      <text:p text:style-name="P4"><text:s text:c="2"/>return Complex(a.x * b.x - a.y * b.y, a.x * b.y + a.y * b.x);</text:p>
      <text:p text:style-name="P4">}</text:p>
      <text:p text:style-name="P4">Complex operator/(const Complex&amp; a, const double d){</text:p>
      <text:p text:style-name="P4"><text:s text:c="2"/>return Complex(a.x / d, a.y / d);</text:p>
      <text:p text:style-name="P4">}</text:p>
      <text:p text:style-name="P4">Complex operator+(const Complex&amp; a, const Complex&amp; b){</text:p>
      <text:p text:style-name="P4"><text:s text:c="2"/>return Complex(a.x + b.x, a.y + b.y);</text:p>
      <text:p text:style-name="P4">}</text:p>
      <text:p text:style-name="P4">Complex operator-(const Complex&amp; a, const Complex&amp; b){</text:p>
      <text:p text:style-name="P4"><text:s text:c="2"/>return Complex(a.x - b.x, a.y - b.y);</text:p>
      <text:p text:style-name="P4">}</text:p>
      <text:p text:style-name="P4"/>
      <text:p text:style-name="P4">const int LG = 19;</text:p>
      <text:p text:style-name="P4">const int N = (1 &lt;&lt; LG);</text:p>
      <text:p text:style-name="P4">int rev[N];</text:p>
      <text:p text:style-name="P4">Complex root[N];</text:p>
      <text:p text:style-name="P4">void init(){</text:p>
      <text:p text:style-name="P4"><text:s text:c="2"/>rev[0] = 0;</text:p>
      <text:p text:style-name="P4"><text:s text:c="2"/>for(int i = 1;i &lt; N;i++)</text:p>
      <text:p text:style-name="P4"><text:s text:c="4"/>rev[i] = (rev[i &gt;&gt; 1] &gt;&gt; 1) | ((i &amp; 1) &lt;&lt; (LG - 1));</text:p>
      <text:p text:style-name="P4"><text:s text:c="2"/>root[1].x = 1;</text:p>
      <text:p text:style-name="P4"><text:s text:c="2"/>for(int i = 1;i &lt; LG;i++){</text:p>
      <text:p text:style-name="P4"><text:s text:c="4"/>double th = 2 * M_PI / (1 &lt;&lt; (i + 1));</text:p>
      <text:p text:style-name="P4"><text:s text:c="4"/>Complex z(cos(th), sin(th));</text:p>
      <text:p text:style-name="P4"><text:s text:c="4"/>for(int j = (1 &lt;&lt; (i - 1));j &lt; (1 &lt;&lt; i);j++){</text:p>
      <text:p text:style-name="P4"><text:s text:c="6"/>root[2 * j] = root[j];</text:p>
      <text:p text:style-name="P4"><text:s text:c="6"/>root[2 * j + 1] = root[j] * z;</text:p>
      <text:p text:style-name="P4"><text:s text:c="4"/>}</text:p>
      <text:p text:style-name="P4"><text:s text:c="2"/>}</text:p>
      <text:p text:style-name="P4">}</text:p>
      <text:p text:style-name="P4">vector&lt;Complex&gt; FFT(const vector&lt;Complex&gt;&amp; arr){</text:p>
      <text:p text:style-name="P4"><text:s text:c="2"/>int n = arr.size();</text:p>
      <text:p text:style-name="P4"><text:s text:c="2"/>vector&lt;Complex&gt; perm(n);</text:p>
      <text:p text:style-name="P4"><text:s text:c="2"/>for(int i = 0;i &lt; n;i++)</text:p>
      <text:p text:style-name="P4"><text:s text:c="4"/>perm[i] = arr[rev[i]];</text:p>
      <text:p text:style-name="P4"><text:s text:c="2"/>for(int i = 1;i &lt; n;i *= 2){</text:p>
      <text:p text:style-name="P4"><text:s text:c="4"/>for(int j = 0;j &lt; n;j += 2 * i){</text:p>
      <text:p text:style-name="P4"><text:s text:c="6"/>for(int k = j;k &lt; i + j;k++){</text:p>
      <text:p text:style-name="P4"><text:s text:c="8"/>Complex x = root[i + k - j] * perm[k + i];</text:p>
      <text:p text:style-name="P4"><text:s text:c="8"/>perm[k + i] = perm[k] - x;</text:p>
      <text:p text:style-name="P4"><text:s text:c="8"/>perm[k] = perm[k] + x;</text:p>
      <text:p text:style-name="P4"><text:s text:c="6"/>}</text:p>
      <text:p text:style-name="P4"><text:s text:c="4"/>}</text:p>
      <text:p text:style-name="P4"><text:s text:c="2"/>}</text:p>
      <text:p text:style-name="P4"><text:s text:c="2"/>return perm;</text:p>
      <text:p text:style-name="P4">}</text:p>
      <text:p text:style-name="P4">vector&lt;Complex&gt; multiply(vector&lt;Complex&gt; a, vector&lt;Complex&gt; b){</text:p>
      <text:p text:style-name="P4"><text:s text:c="2"/>a = FFT(a);</text:p>
      <text:p text:style-name="P4"><text:s text:c="2"/>b = FFT(b);</text:p>
      <text:p text:style-name="P4"><text:s text:c="2"/>vector&lt;Complex&gt; r(a.size());</text:p>
      <text:p text:style-name="P4"><text:s text:c="2"/>for(int i = 0;i &lt; r.size();i++){</text:p>
      <text:p text:style-name="P4"><text:s text:c="4"/>r[i] = a[i] * b[i];</text:p>
      <text:p text:style-name="P4"><text:s text:c="4"/>r[i].y *= -1;</text:p>
      <text:p text:style-name="P4"><text:s text:c="2"/>}</text:p>
      <text:p text:style-name="P4"><text:s text:c="2"/>r = FFT(r);</text:p>
      <text:p text:style-name="P4"><text:s text:c="2"/>for(auto&amp; el : r){</text:p>
      <text:p text:style-name="P4"><text:s text:c="4"/>el = el / (double)N;</text:p>
      <text:p text:style-name="P4"><text:s text:c="4"/>el.y *= -1;</text:p>
      <text:p text:style-name="P4"><text:s text:c="2"/>}</text:p>
      <text:p text:style-name="P4"><text:s text:c="2"/>return r;</text:p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rl-tb" draw:fill="none" draw:fill-color="#729fcf" style:footnote-max-height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1:47:00.090942120</meta:creation-date>
    <dc:date>2019-03-25T02:19:40.006776081</dc:date>
    <meta:editing-duration>PT11H54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3" meta:paragraph-count="1131" meta:word-count="4290" meta:character-count="27298" meta:non-whitespace-character-count="19287"/>
  </office:meta>
</office:document-meta>
</file>